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5.553cm"/>
    </style:style>
    <style:style style:name="gr3" style:family="graphic" style:parent-style-name="standard">
      <style:graphic-properties draw:stroke="none" draw:fill="none" fo:min-height="13.249cm"/>
    </style:style>
    <style:style style:name="gr4" style:family="graphic" style:parent-style-name="standard">
      <style:graphic-properties draw:stroke="none" draw:fill="none" fo:min-height="15.28cm"/>
    </style:style>
    <style:style style:name="gr5" style:family="graphic" style:parent-style-name="standard">
      <style:graphic-properties draw:stroke="none" draw:fill="none" fo:min-height="14.977cm"/>
    </style:style>
    <style:style style:name="gr6" style:family="graphic" style:parent-style-name="standard">
      <style:graphic-properties draw:stroke="none" draw:fill="none" fo:min-height="14.816cm"/>
    </style:style>
    <style:style style:name="gr7" style:family="graphic" style:parent-style-name="standard">
      <style:graphic-properties draw:stroke="none" draw:fill="none" fo:min-height="15.392cm"/>
    </style:style>
    <style:style style:name="gr8" style:family="graphic" style:parent-style-name="standard">
      <style:graphic-properties draw:stroke="none" draw:fill="none" fo:min-height="15.603cm"/>
    </style:style>
    <style:style style:name="gr9" style:family="graphic" style:parent-style-name="standard">
      <style:graphic-properties draw:stroke="none" draw:fill="none" fo:min-height="14.403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title">
      <style:graphic-properties draw:auto-grow-height="true" fo:min-height="4.738cm"/>
    </style:style>
    <style:style style:name="pr9" style:family="presentation" style:parent-style-name="Standard-title">
      <style:graphic-properties draw:auto-grow-height="true" fo:min-height="3.787cm"/>
    </style:style>
    <style:style style:name="pr10" style:family="presentation" style:parent-style-name="Standard-notes">
      <style:graphic-properties draw:fill-color="#ffffff" fo:min-height="13.364cm"/>
    </style:style>
    <style:style style:name="pr11"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0cm" fo:margin-right="0cm" fo:margin-top="0.5cm" fo:margin-bottom="0cm" fo:text-indent="0cm"/>
    </style:style>
    <style:style style:name="P7" style:family="paragraph">
      <style:paragraph-properties fo:margin-left="1.245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style:text-autospace="none"/>
    </style:style>
    <style:style style:name="P12" style:family="paragraph">
      <style:paragraph-properties fo:margin-left="1.245cm" fo:margin-right="0cm" fo:text-indent="0cm"/>
    </style:style>
    <style:style style:name="P13" style:family="paragraph">
      <style:paragraph-properties fo:margin-left="0cm" fo:margin-right="0cm" fo:text-indent="0cm"/>
    </style:style>
    <style:style style:name="P1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text-properties fo:font-size="16pt" style:font-size-asian="16pt" style:font-size-complex="16pt"/>
    </style:style>
    <style:style style:name="P16" style:family="paragraph">
      <style:text-properties fo:font-size="44pt" style:font-size-asian="44pt" style:font-size-complex="44pt"/>
    </style:style>
    <style:style style:name="P17" style:family="paragraph">
      <style:paragraph-properties fo:margin-left="1.245cm" fo:margin-right="0cm" fo:text-indent="0cm" style:text-autospace="none"/>
    </style:style>
    <style:style style:name="P18" style:family="paragraph">
      <style:text-properties fo:font-size="40pt" style:font-size-asian="40pt" style:font-size-complex="40pt"/>
    </style:style>
    <style:style style:name="P19" style:family="paragraph">
      <loext:graphic-properties draw:fill="none"/>
      <style:paragraph-properties fo:text-align="start" style:text-autospace="none"/>
      <style:text-properties style:font-name="Liberation Mono1" fo:font-size="14pt" style:font-name-asian="Liberation Mono1" style:font-size-asian="14pt" style:font-name-complex="Liberation Mono1" style:font-size-complex="14pt"/>
    </style:style>
    <style:style style:name="P20" style:family="paragraph">
      <style:text-properties fo:font-size="36pt" style:font-size-asian="36pt" style:font-size-complex="36pt"/>
    </style:style>
    <style:style style:name="P21"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2" style:family="paragraph">
      <style:text-properties fo:font-size="34pt" style:font-size-asian="34pt" style:font-size-complex="34pt"/>
    </style:style>
    <style:style style:name="P23" style:family="paragraph">
      <loext:graphic-properties draw:fill="none"/>
      <style:paragraph-properties fo:text-align="start"/>
      <style:text-properties style:font-name="Liberation Mono1" fo:font-size="12pt" style:font-name-asian="Liberation Mono1" style:font-size-asian="12pt" style:font-name-complex="Liberation Mono1" style:font-size-complex="12pt"/>
    </style:style>
    <style:style style:name="P24" style:family="paragraph">
      <style:text-properties fo:font-size="32pt" style:font-size-asian="32pt" style:font-size-complex="32pt"/>
    </style:style>
    <style:style style:name="P25" style:family="paragraph">
      <style:paragraph-properties fo:text-align="start"/>
    </style:style>
    <style:style style:name="P26" style:family="paragraph">
      <style:text-properties fo:font-size="28pt" style:font-size-asian="28pt" style:font-size-complex="28pt"/>
    </style:style>
    <style:style style:name="P27" style:family="paragraph">
      <loext:graphic-properties draw:fill="none"/>
      <style:paragraph-properties fo:text-align="start" style:text-autospace="none"/>
      <style:text-properties style:font-name="Liberation Mono1" fo:font-size="13pt" style:font-name-asian="Liberation Mono1" style:font-size-asian="13pt" style:font-name-complex="Liberation Mono1" style:font-size-complex="13pt"/>
    </style:style>
    <style:style style:name="P28" style:family="paragraph">
      <style:text-properties fo:font-size="24pt" style:font-size-asian="24pt" style:font-size-complex="24pt"/>
    </style:style>
    <style:style style:name="P29"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32pt" style:letter-kerning="true" style:font-name-asian="Arial Unicode MS" style:font-size-asian="32pt" style:font-name-complex="Arial Unicode MS" style:font-size-complex="32pt"/>
    </style:style>
    <style:style style:name="T11" style:family="text">
      <style:text-properties style:font-name="Liberation Sans" fo:font-size="32pt" fo:font-style="italic" style:letter-kerning="true" style:font-name-asian="Arial Unicode MS" style:font-size-asian="32pt" style:font-style-asian="italic" style:font-name-complex="Arial Unicode MS" style:font-size-complex="32pt" style:font-style-complex="italic"/>
    </style:style>
    <style:style style:name="T12" style:family="text">
      <style:text-properties style:font-name="Liberation Sans" fo:font-size="32pt" fo:font-style="normal" style:letter-kerning="true" style:font-name-asian="Arial Unicode MS" style:font-size-asian="32pt" style:font-style-asian="normal" style:font-name-complex="Arial Unicode MS" style:font-size-complex="32pt" style:font-style-complex="normal"/>
    </style:style>
    <style:style style:name="T13" style:family="text">
      <style:text-properties fo:font-variant="normal" fo:text-transform="none" fo:color="#000080" style:text-outline="false" style:text-line-through-style="none" style:text-line-through-type="none" style:font-name="Menlo1" fo:font-size="18pt" fo:font-style="normal" fo:text-shadow="none" style:text-underline-style="none" fo:font-weight="bold" style:letter-kerning="true" fo:background-color="transparent" style:font-name-asian="Menlo1" style:font-size-asian="18pt" style:font-style-asian="normal" style:font-weight-asian="bold" style:font-name-complex="Menlo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660e7a"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0999d" style:text-outline="false" style:text-line-through-style="none" style:text-line-through-type="none" style:font-name="Menlo1" fo:font-size="18pt" fo:font-style="normal" fo:text-shadow="none" style:text-underline-style="none" fo:font-weight="normal" style:letter-kerning="true" fo:background-color="transparent" style:font-name-asian="Menlo1" style:font-size-asian="18pt" style:font-style-asian="normal" style:font-weight-asian="normal" style:font-name-complex="Menlo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Menlo1" fo:font-size="18pt" fo:font-style="italic" fo:text-shadow="none" style:text-underline-style="none" fo:font-weight="normal" style:letter-kerning="true" fo:background-color="transparent" style:font-name-asian="Menlo1" style:font-size-asian="18pt" style:font-style-asian="italic" style:font-weight-asian="normal" style:font-name-complex="Menlo1" style:font-size-complex="18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Menlo1" fo:font-size="18pt" fo:font-style="normal" fo:text-shadow="none" style:text-underline-style="none" style:letter-kerning="true" fo:background-color="transparent" style:font-name-asian="Menlo1" style:font-size-asian="18pt" style:font-style-asian="normal" style:font-name-complex="Menlo1" style:font-size-complex="18pt" style:font-style-complex="normal" style:text-emphasize="none" style:font-relief="none" style:text-overline-style="none" style:text-overline-color="font-color"/>
    </style:style>
    <style:style style:name="T20" style:family="text">
      <style:text-properties style:text-underline-style="solid" style:text-underline-width="auto" style:text-underline-color="font-color"/>
    </style:style>
    <style:style style:name="T21"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22"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20999d"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27" style:family="text">
      <style:text-properties fo:font-variant="normal" fo:text-transform="none" fo:color="#660e7a"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29" style:family="text">
      <style:text-properties fo:font-variant="normal" fo:text-transform="none" fo:color="#20999d"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Menlo1" fo:font-size="16pt" fo:font-style="italic" fo:text-shadow="none" style:text-underline-style="none" style:letter-kerning="true" fo:background-color="transparent" style:font-name-asian="Menlo1" style:font-size-asian="16pt" style:font-style-asian="italic" style:font-name-complex="Menlo1" style:font-size-complex="16pt" style:font-style-complex="italic"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3"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4" style:family="text">
      <style:text-properties style:text-underline-style="none"/>
    </style:style>
    <style:style style:name="T35" style:family="text">
      <style:text-properties fo:font-variant="normal" fo:text-transform="none" fo:color="#20999d"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36" style:family="text">
      <style:text-properties fo:font-size="44pt" style:font-size-asian="44pt" style:font-size-complex="44pt"/>
    </style:style>
    <style:style style:name="T37" style:family="text">
      <style:text-properties fo:color="#2300dc" fo:font-size="26pt" style:font-size-asian="26pt" style:font-size-complex="26pt"/>
    </style:style>
    <style:style style:name="T38" style:family="text">
      <style:text-properties fo:font-style="normal" style:font-style-asian="normal" style:font-style-complex="normal"/>
    </style:style>
    <style:style style:name="T39"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1" style:family="text">
      <style:text-properties fo:font-variant="normal" fo:text-transform="none" fo:color="#20999d"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42" style:family="text">
      <style:text-properties fo:font-variant="normal" fo:text-transform="none" fo:color="#660e7a"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20999d"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0" style:family="text">
      <style:text-properties fo:font-variant="normal" fo:text-transform="none" fo:color="#20999d"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1"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ize="40pt" fo:font-style="italic" style:font-size-asian="40pt" style:font-style-asian="italic" style:font-size-complex="40pt" style:font-style-complex="italic"/>
    </style:style>
    <style:style style:name="T54" style:family="text">
      <style:text-properties fo:font-size="36pt" style:font-size-asian="36pt" style:font-size-complex="36pt"/>
    </style:style>
    <style:style style:name="T55" style:family="text">
      <style:text-properties fo:font-size="36pt" fo:font-style="italic" style:font-size-asian="36pt" style:font-style-asian="italic" style:font-size-complex="36pt" style:font-style-complex="italic"/>
    </style:style>
    <style:style style:name="T56" style:family="text">
      <style:text-properties fo:font-size="36pt" fo:font-style="normal" style:font-size-asian="36pt" style:font-style-asian="normal" style:font-size-complex="36pt" style:font-style-complex="normal"/>
    </style:style>
    <style:style style:name="T57"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8" style:family="text">
      <style:text-properties fo:font-style="italic" style:font-style-asian="italic" style:font-style-complex="italic"/>
    </style:style>
    <style:style style:name="T59"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8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4" style:family="text">
      <style:text-properties fo:font-variant="normal" fo:text-transform="none" fo:color="#20999d" style:text-outline="false" style:text-line-through-style="none" style:text-line-through-type="none" style:font-name="Menlo1" fo:font-size="12pt" fo:text-shadow="none" style:text-underline-style="none" style:letter-kerning="true" style:font-name-asian="Menlo1" style:font-size-asian="12pt" style:font-name-complex="Menlo1" style:font-size-complex="12pt"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6" style:family="text">
      <style:text-properties fo:font-variant="normal" fo:text-transform="none" fo:color="#20999d"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67" style:family="text">
      <style:text-properties fo:font-variant="normal" fo:text-transform="none" fo:color="#660e7a"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Menlo1" fo:font-size="12pt" fo:font-style="italic" fo:text-shadow="none" style:text-underline-style="none" style:letter-kerning="true" style:font-name-asian="Menlo1" style:font-size-asian="12pt" style:font-style-asian="italic" style:font-name-complex="Menlo1" style:font-size-complex="12pt" style:font-style-complex="italic" style:text-emphasize="none" style:font-relief="none" style:text-overline-style="none" style:text-overline-color="font-color"/>
    </style:style>
    <style:style style:name="T69" style:family="text">
      <style:text-properties fo:font-variant="normal" fo:text-transform="none" fo:color="#008000" style:text-outline="false" style:text-line-through-style="none" style:text-line-through-type="none" style:font-name="Menlo1" fo:font-size="12pt" fo:text-shadow="none" style:text-underline-style="none" fo:font-weight="bold" style:letter-kerning="true" style:font-name-asian="Menlo1" style:font-size-asian="12pt" style:font-weight-asian="bold" style:font-name-complex="Menlo1" style:font-size-complex="12pt" style:font-weight-complex="bold"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71" style:family="text">
      <style:text-properties fo:font-variant="normal" fo:text-transform="none" fo:color="#20999d" style:text-outline="false" style:text-line-through-style="none" style:text-line-through-type="none" style:font-name="Menlo1" fo:font-size="12pt" fo:text-shadow="none" style:text-underline-style="none" fo:font-weight="normal" style:letter-kerning="true" style:font-name-asian="Menlo1" style:font-size-asian="12pt" style:font-weight-asian="normal" style:font-name-complex="Menlo1" style:font-size-complex="12pt" style:font-weight-complex="normal"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3" style:family="text">
      <style:text-properties fo:font-variant="normal" fo:text-transform="none" fo:color="#80808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74"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6"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77"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9" style:family="text">
      <style:text-properties fo:font-size="34pt" style:font-size-asian="34pt" style:font-size-complex="34pt"/>
    </style:style>
    <style:style style:name="T80" style:family="text">
      <style:text-properties fo:font-size="34pt" fo:font-style="italic" style:font-size-asian="34pt" style:font-style-asian="italic" style:font-size-complex="34pt" style:font-style-complex="italic"/>
    </style:style>
    <style:style style:name="T81" style:family="text">
      <style:text-properties fo:font-size="34pt" fo:font-style="normal" style:font-size-asian="34pt" style:font-style-asian="normal" style:font-size-complex="34pt" style:font-style-complex="normal"/>
    </style:style>
    <style:style style:name="T82"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3" style:family="text">
      <style:text-properties fo:font-variant="normal" fo:text-transform="none" fo:color="#20999d"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4" style:family="text">
      <style:text-properties fo:font-variant="normal" fo:text-transform="none" fo:color="#20999d"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8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7"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89"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90" style:family="text">
      <style:text-properties fo:font-variant="normal" fo:text-transform="none" fo:color="#20999d"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91"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2" style:family="text">
      <style:text-properties fo:font-variant="normal" fo:text-transform="none" fo:color="#20999d"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93" style:family="text">
      <style:text-properties fo:font-size="32pt" style:font-size-asian="32pt" style:font-size-complex="32pt"/>
    </style:style>
    <style:style style:name="T94" style:family="text">
      <style:text-properties fo:font-size="32pt" fo:font-style="italic" style:font-size-asian="32pt" style:font-style-asian="italic" style:font-size-complex="32pt" style:font-style-complex="italic"/>
    </style:style>
    <style:style style:name="T95" style:family="text">
      <style:text-properties fo:font-size="32pt" fo:font-style="normal" style:font-size-asian="32pt" style:font-style-asian="normal" style:font-size-complex="32pt" style:font-style-complex="normal"/>
    </style:style>
    <style:style style:name="T96"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7" style:family="text">
      <style:text-properties fo:font-variant="normal" fo:text-transform="none" fo:color="#20999d"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98" style:family="text">
      <style:text-properties fo:font-variant="normal" fo:text-transform="none" fo:color="#000080" style:text-outline="false" style:text-line-through-style="none" style:text-line-through-type="none" style:font-name="Menlo1" fo:font-size="13pt" fo:text-shadow="none" style:text-underline-style="none" fo:font-weight="bold" style:letter-kerning="true" style:font-name-asian="Menlo1" style:font-size-asian="13pt" style:font-weight-asian="bold" style:font-name-complex="Menlo1" style:font-size-complex="13pt" style:font-weight-complex="bold"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font-name="Menlo1" fo:font-size="13pt" fo:text-shadow="none" style:text-underline-style="none" fo:font-weight="normal" style:letter-kerning="true" style:font-name-asian="Menlo1" style:font-size-asian="13pt" style:font-weight-asian="normal" style:font-name-complex="Menlo1" style:font-size-complex="13pt" style:font-weight-complex="normal" style:text-emphasize="none" style:font-relief="none" style:text-overline-style="none" style:text-overline-color="font-color"/>
    </style:style>
    <style:style style:name="T100" style:family="text">
      <style:text-properties fo:font-variant="normal" fo:text-transform="none" fo:color="#20999d" style:text-outline="false" style:text-line-through-style="none" style:text-line-through-type="none" style:font-name="Menlo1" fo:font-size="13pt" fo:text-shadow="none" style:text-underline-style="none" fo:font-weight="normal" style:letter-kerning="true" style:font-name-asian="Menlo1" style:font-size-asian="13pt" style:font-weight-asian="normal" style:font-name-complex="Menlo1" style:font-size-complex="13pt" style:font-weight-complex="normal"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02" style:family="text">
      <style:text-properties fo:font-variant="normal" fo:text-transform="none" fo:color="#20999d"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03" style:family="text">
      <style:text-properties fo:font-variant="normal" fo:text-transform="none" fo:color="#660e7a"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font-name="Menlo1" fo:font-size="13pt" fo:font-style="normal" fo:text-shadow="none" style:text-underline-style="none" fo:font-weight="normal" style:letter-kerning="true" style:font-name-asian="Menlo1" style:font-size-asian="13pt" style:font-style-asian="normal" style:font-weight-asian="normal" style:font-name-complex="Menlo1" style:font-size-complex="13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6" style:family="text">
      <style:text-properties fo:font-variant="normal" fo:text-transform="none" fo:color="#808080"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7" style:family="text">
      <style:text-properties fo:font-variant="normal" fo:text-transform="none" fo:color="#00008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08" style:family="text">
      <style:text-properties fo:font-variant="normal" fo:text-transform="none" fo:color="#20999d" style:text-outline="false" style:text-line-through-style="none" style:text-line-through-type="none" style:font-name="Menlo1" fo:font-size="13pt" fo:font-style="italic" fo:text-shadow="none" style:text-underline-style="none" fo:font-weight="normal" style:letter-kerning="true" style:font-name-asian="Menlo1" style:font-size-asian="13pt" style:font-style-asian="italic" style:font-weight-asian="normal" style:font-name-complex="Menlo1" style:font-size-complex="13pt" style:font-style-complex="italic" style:font-weight-complex="normal" style:text-emphasize="none" style:font-relief="none" style:text-overline-style="none" style:text-overline-color="font-color"/>
    </style:style>
    <style:style style:name="T109" style:family="text">
      <style:text-properties fo:font-variant="normal" fo:text-transform="none" fo:color="#008000" style:text-outline="false" style:text-line-through-style="none" style:text-line-through-type="none" style:font-name="Menlo1" fo:font-size="13pt" fo:font-style="normal" fo:text-shadow="none" style:text-underline-style="none" fo:font-weight="bold" style:letter-kerning="true" style:font-name-asian="Menlo1" style:font-size-asian="13pt" style:font-style-asian="normal" style:font-weight-asian="bold" style:font-name-complex="Menlo1" style:font-size-complex="13pt" style:font-style-complex="normal" style:font-weight-complex="bold" style:text-emphasize="none" style:font-relief="none" style:text-overline-style="none" style:text-overline-color="font-color"/>
    </style:style>
    <style:style style:name="T110" style:family="text">
      <style:text-properties fo:font-size="28pt" fo:font-style="normal" style:font-size-asian="28pt" style:font-style-asian="normal" style:font-size-complex="28pt" style:font-style-complex="normal"/>
    </style:style>
    <style:style style:name="T111" style:family="text">
      <style:text-properties fo:font-size="24pt" style:font-size-asian="24pt" style:font-size-complex="24pt"/>
    </style:style>
    <style:style style:name="T112"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737cm" presentation:class="title" presentation:user-transformed="true">
          <draw:text-box>
            <text:p><text:span text:style-name="T1">Reactive Access to MongoDB from Scala</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scala" xlink:type="simple">http://de.slideshare.net/hermannhueck/reactive-access-to-mongodb-from-scala</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is talk explores different Scala/Java Drivers for MongoDB and different (mostly asynchronous) strategies to access the database. The combination of Mongo drivers and programming strategies result in a variety of possible solutions each shown by a small code sample. With the samples we can discuss the advantages and drawbacks of these stragegies.</text:span></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The code samples are using the following Mongo drivers for Scala and Java:</text:span></text:p>
            <text:list text:style-name="L2">
              <text:list-item>
                <text:p text:style-name="P4"><text:span text:style-name="T8">Casbah Sychronous Scala Driver</text:span></text:p>
              </text:list-item>
              <text:list-item>
                <text:p text:style-name="P4"><text:span text:style-name="T8">Asychronous Mongo Java Driver (using Callbacks)</text:span></text:p>
              </text:list-item>
              <text:list-item>
                <text:p text:style-name="P4"><text:span text:style-name="T8">Asychronous Mongo Scala Driver (using RxScala)</text:span></text:p>
              </text:list-item>
              <text:list-item>
                <text:p text:style-name="P4"><text:span text:style-name="T8">Asychronous Recative Mongo Scala Drive</text:span></text:p>
              </text:list-item>
            </text:list>
            <text:p text:style-name="P4"><text:span text:style-name="T8">I wil combine these drivers with different reactive access strategies:</text:span></text:p>
            <text:list text:continue-numbering="true" text:style-name="L2">
              <text:list-item>
                <text:p text:style-name="P4"><text:span text:style-name="T8">Callbacks</text:span></text:p>
              </text:list-item>
              <text:list-item>
                <text:p text:style-name="P4"><text:span text:style-name="T8">Futures</text:span></text:p>
              </text:list-item>
              <text:list-item>
                <text:p text:style-name="P4"><text:span text:style-name="T8">RxScala Observables</text:span></text:p>
              </text:list-item>
              <text:list-item>
                <text:p text:style-name="P4"><text:span text:style-name="T8">Akka Streams</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4</text:p>
          </draw:text-box>
        </draw:frame>
        <draw:frame presentation:style-name="pr6" draw:text-style-name="P5" draw:layer="layout" svg:width="25.199cm" svg:height="14.086cm" svg:x="1.4cm" svg:y="4.514cm" presentation:class="outline" presentation:user-transformed="true">
          <draw:text-box>
            <text:list text:style-name="L2">
              <text:list-item>
                <text:p text:style-name="P6"><text:span text:style-name="T10">What is the difference between asynchronous and reactive?</text:span></text:p>
              </text:list-item>
            </text:list>
            <text:list text:style-name="L3">
              <text:list-item>
                <text:p text:style-name="P6"><text:span text:style-name="T10">The Database Collections</text:span></text:p>
              </text:list-item>
              <text:list-item>
                <text:p text:style-name="P6"><text:span text:style-name="T10">The Example Use Case</text:span></text:p>
              </text:list-item>
              <text:list-item>
                <text:p text:style-name="P6"><text:span text:style-name="T10">Mongo sync driver</text:span></text:p>
              </text:list-item>
              <text:list-item>
                <text:p text:style-name="P7"><text:span text:style-name="T10">Example 1: Casbah sync driver + sync data access</text:span></text:p>
              </text:list-item>
              <text:list-item>
                <text:p text:style-name="P8"><text:span text:style-name="T10">Example 2: Casbah sync driver + async data access with </text:span><text:span text:style-name="T11">Future</text:span></text:p>
              </text:list-item>
              <text:list-item>
                <text:p text:style-name="P8"><text:span text:style-name="T10">Example 3: Casbah sync driver + async data access with </text:span><text:span text:style-name="T11">Future</text:span><text:span text:style-name="T12"> and </text:span><text:span text:style-name="T11">Promise</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Async Mongo Java Driver</text:span></text:p>
              </text:list-item>
            </text:list>
            <text:list text:style-name="L3">
              <text:list-item>
                <text:p text:style-name="P8"><text:span text:style-name="T10">Example 4: Async Java Driver + app code with callbacks</text:span></text:p>
              </text:list-item>
              <text:list-item>
                <text:p text:style-name="P8"><text:span text:style-name="T10">Example 5: Async Java driver + async data access with </text:span><text:span text:style-name="T11">Future</text:span><text:span text:style-name="T10"> and </text:span><text:span text:style-name="T11">Promise</text:span><text:span text:style-name="T12"> + processing the </text:span><text:span text:style-name="T11">Future</text:span><text:span text:style-name="T12"> in app cod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3/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Async Mongo Scala driver providing </text:span><text:span text:style-name="T11">MongoObservables</text:span><text:span text:style-name="T10"> (similar to RX Observables)</text:span></text:p>
              </text:list-item>
            </text:list>
            <text:list text:style-name="L3">
              <text:list-item>
                <text:p text:style-name="P8"><text:span text:style-name="T10">Example 6: Async Scala driver + app code with </text:span><text:span text:style-name="T11">MongoObservable</text:span></text:p>
              </text:list-item>
              <text:list-item>
                <text:p text:style-name="P8"><text:span text:style-name="T10">Example 7: Async Scala driver + conversion of </text:span><text:span text:style-name="T11">MongoObservable</text:span><text:span text:style-name="T10"> to </text:span><text:span text:style-name="T11">rx.Observable</text:span><text:span text:style-name="T10"> + app code with </text:span><text:span text:style-name="T11">rx.Observables</text:span></text:p>
              </text:list-item>
              <text:list-item>
                <text:p text:style-name="P8"><text:span text:style-name="T10">Example 8: Async Scala driver + conversion of </text:span><text:span text:style-name="T11">MongoObservable</text:span><text:span text:style-name="T10"> to </text:span><text:span text:style-name="T11">Publisher</text:span><text:span text:style-name="T10"> + RxJava app code</text:span></text:p>
              </text:list-item>
              <text:list-item>
                <text:p text:style-name="P8"><text:span text:style-name="T10">Example 9: Async Scala driver + conversion of </text:span><text:span text:style-name="T11">MongoObservable</text:span><text:span text:style-name="T10"> to </text:span><text:span text:style-name="T11">Publisher</text:span><text:span text:style-name="T10"> + Akka Streams app code</text:span></text:p>
              </text:list-item>
              <text:list-item>
                <text:p text:style-name="P8"><text:span text:style-name="T10">Example 10: Async Scala driver + conversion of </text:span><text:span text:style-name="T11">MongoObservable</text:span><text:span text:style-name="T10"> to Akka Stream </text:span><text:span text:style-name="T11">Source</text:span><text:span text:style-name="T10"> + Akka Streams app code</text:span></text:p>
              </text:list-item>
              <text:list-item>
                <text:p text:style-name="P8"><text:span text:style-name="T10">Example 11: Async Scala driver + conversion of </text:span><text:span text:style-name="T11">MongoObservable</text:span><text:span text:style-name="T10"> to </text:span><text:span text:style-name="T11">Future</text:span><text:span text:style-name="T10"> + </text:span><text:span text:style-name="T12">processing the </text:span><text:span text:style-name="T11">Future</text:span><text:span text:style-name="T12"> in app cod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4/4</text:p>
          </draw:text-box>
        </draw:frame>
        <draw:frame presentation:style-name="pr6" draw:text-style-name="P5" draw:layer="layout" svg:width="25.199cm" svg:height="14.186cm" svg:x="1.4cm" svg:y="5.214cm" presentation:class="outline" presentation:user-transformed="true">
          <draw:text-box>
            <text:list text:style-name="L2">
              <text:list-item>
                <text:p text:style-name="P6"><text:span text:style-name="T10">Reactive Mongo Scala Driver</text:span></text:p>
              </text:list-item>
            </text:list>
            <text:list text:style-name="L3">
              <text:list-item>
                <text:p text:style-name="P8"><text:span text:style-name="T10">Example 12: Reactive Mongo Driver returning a </text:span><text:span text:style-name="T11">Future</text:span><text:span text:style-name="T12"> + processing the </text:span><text:span text:style-name="T11">Future</text:span><text:span text:style-name="T12"> in app code</text:span></text:p>
              </text:list-item>
              <text:list-item>
                <text:p text:style-name="P8"><text:span text:style-name="T10">Example 13: Reactive Mongo driver returning an </text:span><text:span text:style-name="T11">Enumerator</text:span><text:span text:style-name="T10"> which is converted to a </text:span><text:span text:style-name="T11">Future</text:span><text:span text:style-name="T12"> + processing the </text:span><text:span text:style-name="T11">Future</text:span><text:span text:style-name="T12"> in app code</text:span></text:p>
              </text:list-item>
              <text:list-item>
                <text:p text:style-name="P8"><text:span text:style-name="T10">Example 14: Reactive Mongo driver returning an </text:span><text:span text:style-name="T11">Enumerator</text:span><text:span text:style-name="T10"> which is converted to a </text:span><text:span text:style-name="T11">Observable</text:span><text:span text:style-name="T10"> + RxJava application code</text:span></text:p>
              </text:list-item>
              <text:list-item>
                <text:p text:style-name="P8"><text:span text:style-name="T10">Example 15: Reactive Mongo driver returning an </text:span><text:span text:style-name="T11">Enumerator</text:span><text:span text:style-name="T10"> which is converted to a </text:span><text:span text:style-name="T11">Source</text:span><text:span text:style-name="T10"> + Akka Streams application code</text:span></text:p>
              </text:list-item>
              <text:list-item>
                <text:p text:style-name="P10"><text:span text:style-name="T10">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2cm" svg:y="6.021cm" presentation:class="outline" presentation:user-transformed="true">
          <draw:text-box>
            <text:p text:style-name="P4"><text:span text:style-name="T10"/></text:p>
            <text:p><text:span text:style-name="T13"><text:s text:c="7"/></text:span><text:span text:style-name="T13">val </text:span><text:span text:style-name="T14">simpsons</text:span><text:span text:style-name="T15">: </text:span><text:span text:style-name="T16">Seq</text:span><text:span text:style-name="T15">[User] = </text:span><text:span text:style-name="T17">blockingIO_GetDataFromDB</text:span><text:span text:style-name="T17"><text:line-break/></text:span><text:span text:style-name="T17"> <text:s text:c="6"/></text:span><text:span text:style-name="T14">simpsons</text:span><text:span text:style-name="T15">.foreach(</text:span><text:span text:style-name="T17">println</text:span><text:span text:style-name="T18">)</text:span><text:span text:style-name="T18"><text:line-break/></text:span><text:span text:style-name="T19"><text:line-break/></text:span><text:span text:style-name="T19"/></text:p>
            <text:list text:style-name="L2">
              <text:list-item>
                <text:p text:style-name="P7"><text:span text:style-name="T20">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text:span text:style-name="T21"><text:s text:c="5"/></text:span><text:span text:style-name="T21">val </text:span><text:span text:style-name="T22">r</text:span><text:span text:style-name="T23">: Runnable = </text:span><text:span text:style-name="T21">new </text:span><text:span text:style-name="T23">Runnable {</text:span><text:span text:style-name="T23"><text:line-break/></text:span><text:span text:style-name="T23"> <text:s text:c="6"/></text:span><text:span text:style-name="T21">def </text:span><text:span text:style-name="T23">run(): Unit = {</text:span><text:span text:style-name="T23"><text:line-break/></text:span><text:span text:style-name="T23"> <text:s text:c="8"/></text:span><text:span text:style-name="T21">val </text:span><text:span text:style-name="T23">simpsons: </text:span><text:span text:style-name="T24">Seq</text:span><text:span text:style-name="T23">[</text:span><text:span text:style-name="T24">String</text:span><text:span text:style-name="T23">] = </text:span><text:span text:style-name="T25">blockingIO_GetDataFromDB</text:span><text:span text:style-name="T25"><text:line-break/></text:span><text:span text:style-name="T25"> <text:s text:c="8"/></text:span><text:span text:style-name="T23">simpsons.foreach(</text:span><text:span text:style-name="T25">println</text:span><text:span text:style-name="T23">)</text:span><text:span text:style-name="T23"><text:line-break/></text:span><text:span text:style-name="T23"> <text:s text:c="6"/>}</text:span><text:span text:style-name="T23"><text:line-break/></text:span><text:span text:style-name="T23"> <text:s text:c="4"/>}</text:span><text:span text:style-name="T23"><text:line-break/></text:span><text:span text:style-name="T23"><text:line-break/></text:span><text:span text:style-name="T23"> <text:s text:c="4"/></text:span><text:span text:style-name="T21">new </text:span><text:span text:style-name="T23">Thread(</text:span><text:span text:style-name="T22">r</text:span><text:span text:style-name="T23">).start()</text:span><text:span text:style-name="T23"><text:line-break/></text:span><text:span text:style-name="T23"/></text:p>
            <text:list text:style-name="L2">
              <text:list-item>
                <text:p text:style-name="P7"><text:span text:style-name="T20">Asynchronous</text:span>: The main thread doesn‘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1"><text:span text:style-name="T26"><text:s text:c="5"/></text:span><text:span text:style-name="T26">val </text:span><text:span text:style-name="T27">callback </text:span><text:span text:style-name="T28">= </text:span><text:span text:style-name="T26">new </text:span><text:span text:style-name="T28">SingleResultCallback[</text:span><text:span text:style-name="T29">JList</text:span><text:span text:style-name="T28">[</text:span><text:span text:style-name="T29">String</text:span><text:span text:style-name="T28">]]() {</text:span><text:span text:style-name="T28"><text:line-break/></text:span><text:span text:style-name="T28"> <text:s text:c="6"/></text:span><text:span text:style-name="T26">def </text:span><text:span text:style-name="T28">onResult(simpsons: </text:span><text:span text:style-name="T29">JList</text:span><text:span text:style-name="T28">[</text:span><text:span text:style-name="T29">String</text:span><text:span text:style-name="T28">], t: </text:span><text:span text:style-name="T29">Throwable</text:span><text:span text:style-name="T28">): Unit = {</text:span><text:span text:style-name="T28"><text:line-break/></text:span><text:span text:style-name="T28"> <text:s text:c="8"/></text:span><text:span text:style-name="T26">if </text:span><text:span text:style-name="T28">(t != </text:span><text:span text:style-name="T26">null</text:span><text:span text:style-name="T28">) {</text:span><text:span text:style-name="T28"><text:line-break/></text:span><text:span text:style-name="T28"> <text:s text:c="10"/>t.printStackTrace()</text:span><text:span text:style-name="T28"><text:line-break/></text:span><text:span text:style-name="T28"> <text:s text:c="8"/>} </text:span><text:span text:style-name="T26">else </text:span><text:span text:style-name="T30">{</text:span><text:span text:style-name="T30"><text:line-break/></text:span><text:span text:style-name="T30"> <text:s text:c="11"/></text:span><text:span text:style-name="T25">jListToSeq</text:span><text:span text:style-name="T30">(simpsons).foreach(</text:span><text:span text:style-name="T25">println</text:span><text:span text:style-name="T30">)</text:span><text:span text:style-name="T30"><text:line-break/></text:span><text:span text:style-name="T30"> <text:s text:c="8"/>}</text:span><text:span text:style-name="T30"><text:line-break/></text:span><text:span text:style-name="T30"> <text:s text:c="6"/>}</text:span><text:span text:style-name="T30"><text:line-break/></text:span><text:span text:style-name="T30"> <text:s text:c="4"/>}</text:span><text:span text:style-name="T30"><text:line-break/></text:span><text:span text:style-name="T30"><text:line-break/></text:span><text:span text:style-name="T30"> <text:s text:c="4"/></text:span><text:span text:style-name="T25">nonblockingIOWithCallbacks_GetDataFromDB</text:span><text:span text:style-name="T30">(</text:span><text:span text:style-name="T22">callback</text:span><text:span text:style-name="T23">)</text:span><text:span text:style-name="T23"><text:line-break/></text:span><text:span text:style-name="T23"/></text:p>
            <text:list text:style-name="L2">
              <text:list-item>
                <text:p text:style-name="P12"><text:span text:style-name="T20">Callbacks</text:span>: They do not block on I/O, but they can bring you to “Callback Hell“.<text:span text:style-name="T23"><text:line-break/></text:span><text:span text:style-name="T23"/></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 text:style-name="P11"><text:span text:style-name="T26"><text:s text:c="4"/></text:span><text:span text:style-name="T26">val </text:span><text:span text:style-name="T27">obsSimpsons</text:span><text:span text:style-name="T28">: </text:span><text:span text:style-name="T29">MongoObservable</text:span><text:span text:style-name="T28">[</text:span><text:span text:style-name="T29">String</text:span><text:span text:style-name="T28">] =</text:span></text:p>
            <text:p text:style-name="P11"><text:span text:style-name="T31"><text:s text:c="8"/></text:span><text:span text:style-name="T31">nonblockingIOWithStreams_GetDataFromDB</text:span><text:span text:style-name="T28">()</text:span><text:span text:style-name="T28"><text:line-break/></text:span><text:span text:style-name="T28"><text:line-break/></text:span><text:span text:style-name="T28"><text:line-break/></text:span><text:span text:style-name="T28"> <text:s text:c="3"/></text:span><text:span text:style-name="T27">obsSimpsons</text:span><text:span text:style-name="T28">.subscribe(</text:span><text:span text:style-name="T26">new </text:span><text:span text:style-name="T28">Observer[</text:span><text:span text:style-name="T29">String</text:span><text:span text:style-name="T28">] {</text:span><text:span text:style-name="T28"><text:line-break/></text:span><text:span text:style-name="T28"><text:line-break/></text:span><text:span text:style-name="T28"> <text:s text:c="5"/></text:span><text:span text:style-name="T26">override def </text:span><text:span text:style-name="T28">onNext(simpson: </text:span><text:span text:style-name="T29">String</text:span><text:span text:style-name="T28">): Unit = </text:span><text:span text:style-name="T31">println</text:span><text:span text:style-name="T28">(simpson)</text:span><text:span text:style-name="T28"><text:line-break/></text:span><text:span text:style-name="T28"><text:line-break/></text:span><text:span text:style-name="T28"> <text:s text:c="5"/></text:span><text:span text:style-name="T26">override def </text:span><text:span text:style-name="T28">onComplete(): Unit = </text:span><text:span text:style-name="T31">println</text:span><text:span text:style-name="T32">(</text:span><text:span text:style-name="T33">"----- DONE -----"</text:span><text:span text:style-name="T32">)</text:span><text:span text:style-name="T32"><text:line-break/></text:span><text:span text:style-name="T32"><text:line-break/></text:span><text:span text:style-name="T32"> <text:s text:c="5"/></text:span><text:span text:style-name="T21">override def </text:span><text:span text:style-name="T23">onError(t: </text:span><text:span text:style-name="T24">Throwable</text:span><text:span text:style-name="T23">): Unit = t.printStackTrace()</text:span><text:span text:style-name="T23"><text:line-break/></text:span><text:span text:style-name="T23"> <text:s text:c="3"/>})</text:span><text:span text:style-name="T23"><text:line-break/></text:span><text:span text:style-name="T23"/></text:p>
            <text:list text:style-name="L2">
              <text:list-item>
                <text:p text:style-name="P13"><text:span text:style-name="T20">Streams</text:span><text:span text:style-name="T34"> (here with the RxJava-like Observable implementation of the Mongo Driver for Scala)</text:span>: Streams provide the most convenient reactive solution strategy.</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hat does “reactive“ mean?</text:p>
          </draw:text-box>
        </draw:frame>
        <draw:frame presentation:style-name="pr6" draw:layer="layout" svg:width="25.199cm" svg:height="13.886cm" svg:x="1.801cm" svg:y="5.514cm" presentation:class="outline" presentation:user-transformed="true">
          <draw:text-box>
            <text:p>Reactive …</text:p>
            <text:list text:style-name="L2">
              <text:list-item>
                <text:p>… in our context: asynchronous + non-blocking</text:p>
              </text:list-item>
              <text:list-item>
                <text:p>… generally it is much more than that. See:<text:line-break/><text:line-break/><text:a xlink:href="http://www.reactivemanifesto.org/" xlink:type="simple">http://www.reactivemanifesto.org/</text:a></text:p>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4"><text:span text:style-name="T28">&gt; use shop</text:span></text:p>
            <text:p text:style-name="P14"><text:span text:style-name="T28">switched to db shop</text:span></text:p>
            <text:p text:style-name="P14"><text:span text:style-name="T28">&gt; db.users.find()</text:span></text:p>
            <text:p text:style-name="P14"><text:span text:style-name="T28">{ "_id" : "homer", "password" : "password" }</text:span></text:p>
            <text:p text:style-name="P14"><text:span text:style-name="T28">{ "_id" : "marge", "password" : "password" }</text:span></text:p>
            <text:p text:style-name="P14"><text:span text:style-name="T28">{ "_id" : "bart", "password" : "password" }</text:span></text:p>
            <text:p text:style-name="P14"><text:span text:style-name="T28">{ "_id" : "lisa", "password" : "password" }</text:span></text:p>
            <text:p text:style-name="P14"><text:span text:style-name="T28">{ "_id" : "maggie", "password" : "password" }</text:span></text:p>
            <text:p text:style-name="P14"><text:span text:style-name="T28">&gt; db.orders.find()</text:span></text:p>
            <text:p text:style-name="P14"><text:span text:style-name="T28">{ "_id" : 1, "username" : "marge", "amount" : 71125 }</text:span></text:p>
            <text:p text:style-name="P14"><text:span text:style-name="T28">{ "_id" : 2, "username" : "marge", "amount" : 11528 }</text:span></text:p>
            <text:p text:style-name="P14"><text:span text:style-name="T28">{ "_id" : 13, "username" : "lisa", "amount" : 24440 }</text:span></text:p>
            <text:p text:style-name="P14"><text:span text:style-name="T28">{ "_id" : 14, "username" : "lisa", "amount" : 13532 }</text:span></text:p>
            <text:p text:style-name="P14"><text:span text:style-name="T28">{ "_id" : 19, "username" : "maggie", "amount" : 65818 }</text:span></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s only from his own orders. Therefore she first must log in to retrieve her orders and calculate the statistics from them.</text:p>
            <text:p>The login function queries the user by her username and checks the password throwing an exception if the user with that name does not exist or if the password is incorrect.</text:p>
            <text:p>Having logged in she queries her own orders from the DB. Then the eCommerce statistics is computed from all orders of this user and printed on the screen.</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5" draw:layer="layout" svg:width="25.199cm" svg:height="13.886cm" svg:x="1.5cm" svg:y="5.514cm" presentation:class="outline" presentation:user-transformed="true">
          <draw:text-box>
            <text:p text:style-name="P11"><text:span text:style-name="T26">def </text:span><text:span text:style-name="T28">logIn(credentials: Credentials): </text:span><text:span text:style-name="T29">String </text:span><text:span text:style-name="T28">= {</text:span><text:span text:style-name="T28"><text:line-break/></text:span><text:span text:style-name="T28"> <text:s/></text:span><text:span text:style-name="T26">val </text:span><text:span text:style-name="T28">optUser: Option[User] = dao.</text:span><text:span text:style-name="T31">findUserByName</text:span><text:span text:style-name="T28">(credentials.username)</text:span><text:span text:style-name="T28"><text:line-break/></text:span><text:span text:style-name="T28"> <text:s/></text:span><text:span text:style-name="T26">val </text:span><text:span text:style-name="T28">user: User = </text:span><text:span text:style-name="T31">checkUserLoggedIn</text:span><text:span text:style-name="T28">(optUser, credentials)</text:span><text:span text:style-name="T28"><text:line-break/></text:span><text:span text:style-name="T28"> <text:s/>user.name</text:span><text:span text:style-name="T28"><text:line-break/></text:span><text:span text:style-name="T28">}</text:span><text:span text:style-name="T28"><text:line-break/></text:span><text:span text:style-name="T28"><text:line-break/></text:span><text:span text:style-name="T26">private def </text:span><text:span text:style-name="T28">processOrdersOf(username: </text:span><text:span text:style-name="T29">String</text:span><text:span text:style-name="T28">): Result = {</text:span><text:span text:style-name="T28"><text:line-break/></text:span><text:span text:style-name="T28"> <text:s/></text:span><text:span text:style-name="T31">Result</text:span><text:span text:style-name="T28">(username, dao.</text:span><text:span text:style-name="T31">findOrdersByUsername</text:span><text:span text:style-name="T28">(username))</text:span><text:span text:style-name="T28"><text:line-break/></text:span><text:span text:style-name="T28">}</text:span><text:span text:style-name="T28"><text:line-break/></text:span><text:span text:style-name="T28"><text:line-break/></text:span><text:span text:style-name="T26">def </text:span><text:span text:style-name="T28">eCommerceStatistics(credentials: Credentials): Unit = {</text:span><text:span text:style-name="T28"><text:line-break/></text:span><text:span text:style-name="T28"> <text:s/></text:span><text:span text:style-name="T26">try </text:span><text:span text:style-name="T28">{</text:span><text:span text:style-name="T28"><text:line-break/></text:span><text:span text:style-name="T28"> <text:s text:c="3"/></text:span><text:span text:style-name="T26">val </text:span><text:span text:style-name="T28">username: </text:span><text:span text:style-name="T29">String </text:span><text:span text:style-name="T28">= </text:span><text:span text:style-name="T31">logIn</text:span><text:span text:style-name="T28">(credentials)</text:span><text:span text:style-name="T28"><text:line-break/></text:span><text:span text:style-name="T28"> <text:s text:c="3"/></text:span><text:span text:style-name="T26">val </text:span><text:span text:style-name="T28">result: Result = </text:span><text:span text:style-name="T31">processOrdersOf</text:span><text:span text:style-name="T28">(username)</text:span><text:span text:style-name="T28"><text:line-break/></text:span><text:span text:style-name="T28"> <text:s text:c="3"/>result.display()</text:span><text:span text:style-name="T28"><text:line-break/></text:span><text:span text:style-name="T28"> <text:s/>}</text:span><text:span text:style-name="T28"><text:line-break/></text:span><text:span text:style-name="T28"> <text:s/></text:span><text:span text:style-name="T26">catch </text:span><text:span text:style-name="T28">{</text:span><text:span text:style-name="T28"><text:line-break/></text:span><text:span text:style-name="T28"> <text:s text:c="3"/></text:span><text:span text:style-name="T26">case </text:span><text:span text:style-name="T30">t: </text:span><text:span text:style-name="T35">Throwable </text:span><text:span text:style-name="T30">=&gt;</text:span><text:span text:style-name="T30"><text:line-break/></text:span><text:span text:style-name="T30"> <text:s text:c="5"/>Console.</text:span><text:span text:style-name="T25">err</text:span><text:span text:style-name="T23">.println(t.toString)</text:span><text:span text:style-name="T23"><text:line-break/></text:span><text:span text:style-name="T23"> <text:s/>}</text:span><text:span text:style-name="T23"><text:line-break/></text:span><text:span text:style-name="T23">}</text:span><text:span text:style-name="T23"><text:line-break/></text:span><text:span text:style-name="T23"/></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Synchronous MongoDB Java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2"><text:span text:style-name="T37">https://mongodb.github.io/mongo-java-driver/3.3/</text:span></text:p>
            <text:list text:continue-numbering="true" text:style-name="L2">
              <text:list-item>
                <text:p>SBT:</text:p>
              </text:list-item>
            </text:list>
            <text:p text:style-name="P12"><text:span text:style-name="T22">libraryDependencies </text:span><text:span text:style-name="T30">+= </text:span><text:span text:style-name="T33">"org.mongodb" </text:span><text:span text:style-name="T23">% </text:span><text:span text:style-name="T33">"mongodb-driver" </text:span><text:span text:style-name="T23">% </text:span><text:span text:style-name="T33">"3.3.0"</text:span><text:span text:style-name="T23"><text:line-break/></text:span><text:span text:style-name="T23">// or</text:span><text:span text:style-name="T23"><text:line-break/></text:span><text:span text:style-name="T22">libraryDependencies </text:span><text:span text:style-name="T23">+= </text:span><text:span text:style-name="T33">"org.mongodb" </text:span><text:span text:style-name="T23">% </text:span><text:span text:style-name="T33">"mongo-java-driver" </text:span><text:span text:style-name="T23">% </text:span><text:span text:style-name="T33">"3.3.0"</text:span></text:p>
            <text:p text:style-name="P12">Imports:</text:p>
            <text:p text:style-name="P17"><text:span text:style-name="T21">import </text:span><text:span text:style-name="T32">com.mongodb.MongoClient;</text:span><text:span text:style-name="T32"><text:line-break/></text:span><text:span text:style-name="T21">import </text:span><text:span text:style-name="T32">com.mongodb.client.MongoCollection;</text:span><text:span text:style-name="T32"><text:line-break/></text:span><text:span text:style-name="T21">import </text:span><text:span text:style-name="T23">com.mongodb.client.MongoDatabase;</text:span><text:span text:style-name="T23"><text:line-break/></text:span><text:span text:style-name="T23"/></text:p>
          </draw:text-box>
        </draw:fram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2">Synchronous Casbah Driver for Scala</text:span></text:p>
          </draw:text-box>
        </draw:frame>
        <draw:frame presentation:style-name="pr6" draw:layer="layout" svg:width="25.199cm" svg:height="14.986cm" svg:x="1.4cm" svg:y="5.414cm" presentation:class="outline" presentation:user-transformed="true">
          <draw:text-box>
            <text:list text:style-name="L2">
              <text:list-item>
                <text:p>“Casbah is the legacy Scala driver for MongoDB. It provides wrappers and extensions to the Java Driver meant to allow a more Scala-friendly interface to MongoDB. It supports serialization/deserialization of common Scala types (including collections and regex), Scala collection versions of DBObject and DBList and a fluid query DSL.“ (quote from the doc)</text:p>
              </text:list-item>
              <text:list-item>
                <text:p>See:</text:p>
              </text:list-item>
            </text:list>
            <text:p text:style-name="P12"><text:span text:style-name="T37"><text:a xlink:href="https://mongodb.github.io/casbah/" xlink:type="simple">https://mongodb.github.io/casbah/</text:a></text:span></text:p>
            <text:list text:continue-numbering="true" text:style-name="L2">
              <text:list-item>
                <text:p>SBT:</text:p>
              </text:list-item>
            </text:list>
            <text:p text:style-name="P12"><text:span text:style-name="T22">libraryDependencies </text:span><text:span text:style-name="T30">+= </text:span><text:span text:style-name="T33">"org.mongodb" </text:span><text:span text:style-name="T23">% </text:span><text:span text:style-name="T33">"casbah" </text:span><text:span text:style-name="T23">% </text:span><text:span text:style-name="T33">"3.1.1"</text:span></text:p>
            <text:p text:style-name="P12">Imports:</text:p>
            <text:p text:style-name="P17"><text:span text:style-name="T21">import </text:span><text:span text:style-name="T32">com.mongodb.casbah.Imports._</text:span><text:span text:style-name="T32"><text:line-break/></text:span><text:span text:style-name="T21">import </text:span><text:span text:style-name="T32">com.mongodb.casbah.MongoClient</text:span><text:span text:style-name="T23"><text:line-break/></text:span><text:span text:style-name="T23"/></text:p>
          </draw:text-box>
        </draw:frame>
        <presentation:notes draw:style-name="dp2">
          <draw:page-thumbnail draw:style-name="gr1" draw:layer="layout" svg:width="14.848cm" svg:height="11.136cm" svg:x="3.075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Casbah driver + sync db access</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2" draw:text-style-name="P19" draw:layer="layout" svg:width="23.374cm" svg:height="15.803cm" svg:x="2.373cm" svg:y="5.37cm">
          <draw:text-box>
            <text:p><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2">usersCollection</text:span><text:span text:style-name="T42"><text:line-break/></text:span><text:span text:style-name="T42"> <text:s text:c="5"/></text:span><text:span text:style-name="T40">.findOne(</text:span><text:span text:style-name="T42">MongoDBObject</text:span><text:span text:style-name="T40">(</text:span><text:span text:style-name="T43">"_id" </text:span><text:span text:style-name="T44">-&gt; name))</text:span><text:span text:style-name="T44"><text:line-break/></text:span><text:span text:style-name="T44"> <text:s text:c="5"/>.map(</text:span><text:span text:style-name="T45">User</text:span><text:span text:style-name="T46">(_))</text:span><text:span text:style-name="T46"><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2">ordersCollection</text:span><text:span text:style-name="T42"><text:line-break/></text:span><text:span text:style-name="T42"> <text:s text:c="5"/></text:span><text:span text:style-name="T40">.find(</text:span><text:span text:style-name="T42">MongoDBObject</text:span><text:span text:style-name="T40">(</text:span><text:span text:style-name="T48">"username"</text:span><text:span text:style-name="T40"> -&gt; username))</text:span><text:span text:style-name="T40"><text:line-break/></text:span><text:span text:style-name="T40"> <text:s text:c="5"/>.toSeq</text:span><text:span text:style-name="T40"><text:line-break/></text:span><text:span text:style-name="T40"> <text:s text:c="5"/>.map(</text:span><text:span text:style-name="T49">Order</text:span><text:span text:style-name="T40">(_))</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Option[User] = {</text:span><text:span text:style-name="T40"><text:line-break/></text:span><text:span text:style-name="T40"> <text:s text:c="3"/></text:span><text:span text:style-name="T49">_findUserByName</text:span><text:span text:style-name="T40">(name)</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7">Seq</text:span><text:span text:style-name="T43">[Order]</text:span><text:span text:style-name="T44"> = {</text:span><text:span text:style-name="T44"><text:line-break/></text:span><text:span text:style-name="T44"> <text:s text:c="3"/></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Casbah driver + sync db acces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synchronous Casbah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 driver + async db access with </text:span><text:span text:style-name="T53">Future</text:span></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3" draw:text-style-name="P19" draw:layer="layout" svg:width="23.374cm" svg:height="13.499cm" svg:x="2.373cm" svg:y="5.37cm">
          <draw:text-box>
            <text:p text:style-name="P11"><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5">// blocking access to usersCollection as before</text:span><text:span text:style-name="T42"><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5">// blocking access to ordersCollection as before</text:span><text:span text:style-name="T42"><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Future[Option[User]] = {</text:span><text:span text:style-name="T40"><text:line-break/></text:span><text:span text:style-name="T40"> <text:s text:c="3"/></text:span><text:span text:style-name="T49">Future </text:span><text:span text:style-name="T40">{</text:span><text:span text:style-name="T40"><text:line-break/></text:span><text:span text:style-name="T40"> <text:s text:c="5"/></text:span><text:span text:style-name="T49">_findUserByName</text:span><text:span text:style-name="T40">(name)</text:span><text:span text:style-name="T40"><text:line-break/></text:span><text:span text:style-name="T40"> <text:s text:c="3"/>}</text:span><text:span text:style-name="T40"><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3">Future[</text:span><text:span text:style-name="T47">Seq</text:span><text:span text:style-name="T43">[Order]]</text:span><text:span text:style-name="T44"> = {</text:span><text:span text:style-name="T44"><text:line-break/></text:span><text:span text:style-name="T44"> <text:s text:c="3"/></text:span><text:span text:style-name="T45">Future </text:span><text:span text:style-name="T44">{</text:span><text:span text:style-name="T44"><text:line-break/></text:span><text:span text:style-name="T44"> <text:s text:c="5"/></text:span><text:span text:style-name="T45">_findOrdersByUsername</text:span><text:span text:style-name="T44">(username)</text:span><text:span text:style-name="T44"><text:line-break/></text:span><text:span text:style-name="T44"> <text:s text:c="3"/>}</text:span><text:span text:style-name="T44"><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Casbah driver + async db access with </text:span><text:span text:style-name="T53">Future</text:span></text:p>
          </draw:text-box>
        </draw:frame>
        <draw:frame presentation:style-name="pr6" draw:layer="layout" svg:width="25.199cm" svg:height="12.179cm" svg:x="1.4cm" svg:y="4.914cm" presentation:class="outline" presentation:user-transformed="true">
          <draw:text-box>
            <text:p text:style-name="P4"><text:span text:style-name="T10"/></text:p>
            <text:list text:style-name="L2">
              <text:list-item>
                <text:p text:style-name="P4"><text:span text:style-name="T10">We still use the sync Casbah driver.</text:span></text:p>
              </text:list-item>
              <text:list-item>
                <text:p text:style-name="P4"><text:span text:style-name="T10">To access and process the result of the Future you must implement the </text:span><text:span text:style-name="T11">onComplete()</text:span><text:span text:style-name="T10"> handler</text:span></text:p>
              </text:list-item>
              <text:list-item>
                <text:p text:style-name="P4"><text:span text:style-name="T10">The app code does not block.</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8" draw:text-style-name="P20" draw:layer="layout" svg:width="25.199cm" svg:height="4.738cm" svg:x="1.4cm" svg:y="0.221cm" presentation:class="title" presentation:user-transformed="true">
          <draw:text-box>
            <text:p><text:span text:style-name="T54">Example 3: Blocking Casbah driver + async db access with </text:span><text:span text:style-name="T55">Future</text:span><text:span text:style-name="T56"> and </text:span><text:span text:style-name="T55">Promise</text:span></text:p>
          </draw:text-box>
        </draw:frame>
        <draw:frame presentation:style-name="pr6" draw:layer="layout" svg:width="25.199cm" svg:height="15.853cm" svg:x="1.542cm" svg:y="5.147cm" presentation:class="outline" presentation:user-transformed="true">
          <draw:text-box>
            <text:p/>
            <text:p><text:span text:style-name="T38"/></text:p>
          </draw:text-box>
        </draw:frame>
        <draw:frame draw:style-name="gr2" draw:text-style-name="P19" draw:layer="layout" svg:width="23.374cm" svg:height="15.803cm" svg:x="2.373cm" svg:y="5.37cm">
          <draw:text-box>
            <text:p><text:span text:style-name="T39">object </text:span><text:span text:style-name="T40">dao {</text:span><text:span text:style-name="T40"><text:line-break/></text:span><text:span text:style-name="T40"><text:line-break/></text:span><text:span text:style-name="T40"> <text:s/></text:span><text:span text:style-name="T39">private def </text:span><text:span text:style-name="T40">_findUserByName(name: </text:span><text:span text:style-name="T41">String</text:span><text:span text:style-name="T40">): Option[User] = {</text:span><text:span text:style-name="T40"><text:line-break/></text:span><text:span text:style-name="T40"> <text:s text:c="3"/></text:span><text:span text:style-name="T45">// blocking access to usersCollection as before</text:span><text:span text:style-name="T42"><text:line-break/></text:span><text:span text:style-name="T40"> <text:s/>}</text:span><text:span text:style-name="T40"><text:line-break/></text:span><text:span text:style-name="T40"><text:line-break/></text:span><text:span text:style-name="T40"> <text:s/></text:span><text:span text:style-name="T39">private def </text:span><text:span text:style-name="T40">_findOrdersByUsername(username: </text:span><text:span text:style-name="T41">String</text:span><text:span text:style-name="T40">): </text:span><text:span text:style-name="T47">Seq</text:span><text:span text:style-name="T43">[Order]</text:span><text:span text:style-name="T40"> = {</text:span><text:span text:style-name="T40"><text:line-break/></text:span><text:span text:style-name="T40"> <text:s text:c="3"/></text:span><text:span text:style-name="T45">// blocking access to ordersCollection as before</text:span><text:span text:style-name="T42"><text:line-break/></text:span><text:span text:style-name="T40"> <text:s/>}</text:span><text:span text:style-name="T40"><text:line-break/></text:span><text:span text:style-name="T40"><text:line-break/></text:span><text:span text:style-name="T40"> <text:s/></text:span><text:span text:style-name="T39">def </text:span><text:span text:style-name="T40">findUserByName(name: </text:span><text:span text:style-name="T41">String</text:span><text:span text:style-name="T40">): Future[Option[User]] = {</text:span><text:span text:style-name="T40"><text:line-break/></text:span><text:span text:style-name="T40"> <text:s text:c="3"/></text:span><text:span text:style-name="T39">val </text:span><text:span text:style-name="T44">p = </text:span><text:span text:style-name="T45">Promise</text:span><text:span text:style-name="T44">[Option[User]]</text:span><text:span text:style-name="T44"><text:line-break/></text:span><text:span text:style-name="T44"> <text:s text:c="3"/>p.complete(</text:span><text:span text:style-name="T45">Try </text:span><text:span text:style-name="T44">{</text:span><text:span text:style-name="T44"><text:line-break/></text:span><text:span text:style-name="T44"> <text:s text:c="5"/></text:span><text:span text:style-name="T45">_findUserByName</text:span><text:span text:style-name="T57">(name)</text:span><text:span text:style-name="T57"><text:line-break/></text:span><text:span text:style-name="T57"> <text:s text:c="3"/>})</text:span><text:span text:style-name="T57"><text:line-break/></text:span><text:span text:style-name="T57"> <text:s text:c="3"/>p.future</text:span><text:span text:style-name="T57"><text:line-break/></text:span><text:span text:style-name="T40"> <text:s/>}</text:span><text:span text:style-name="T40"><text:line-break/></text:span><text:span text:style-name="T40"><text:line-break/></text:span><text:span text:style-name="T40"> <text:s/></text:span><text:span text:style-name="T39">def </text:span><text:span text:style-name="T44">findOrdersByUsername(username: </text:span><text:span text:style-name="T50">String</text:span><text:span text:style-name="T44">): </text:span><text:span text:style-name="T43">Future[</text:span><text:span text:style-name="T47">Seq</text:span><text:span text:style-name="T43">[Order]]</text:span><text:span text:style-name="T44"> = {</text:span><text:span text:style-name="T44"><text:line-break/></text:span><text:span text:style-name="T44"> <text:s text:c="3"/></text:span><text:span text:style-name="T39">val </text:span><text:span text:style-name="T44">p = </text:span><text:span text:style-name="T45">Promise</text:span><text:span text:style-name="T44">[</text:span><text:span text:style-name="T50">Seq</text:span><text:span text:style-name="T44">[Order]]</text:span><text:span text:style-name="T44"><text:line-break/></text:span><text:span text:style-name="T44"> <text:s text:c="3"/>p.complete(</text:span><text:span text:style-name="T45">Try </text:span><text:span text:style-name="T44">{</text:span><text:span text:style-name="T44"><text:line-break/></text:span><text:span text:style-name="T44"> <text:s text:c="5"/></text:span><text:span text:style-name="T45">_findOrdersByUsername</text:span><text:span text:style-name="T57">(username)</text:span><text:span text:style-name="T57"><text:line-break/></text:span><text:span text:style-name="T57"> <text:s text:c="3"/>})</text:span><text:span text:style-name="T57"><text:line-break/></text:span><text:span text:style-name="T57"> <text:s text:c="3"/>p.future</text:span><text:span text:style-name="T57"><text:line-break/></text:span><text:span text:style-name="T44"> <text:s/>}</text:span><text:span text:style-name="T44"><text:line-break/></text:span><text:span text:style-name="T44">}</text:span><text:span text:style-name="T51"><text:line-break/></text:span><text:span text:style-name="T51"/></text:p>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8" draw:text-style-name="P20" draw:layer="layout" svg:width="25.199cm" svg:height="4.738cm" svg:x="1.4cm" svg:y="0.221cm" presentation:class="title" presentation:user-transformed="true">
          <draw:text-box>
            <text:p><text:span text:style-name="T54">Example 3: Blocking Casbah driver + async db access with </text:span><text:span text:style-name="T55">Future</text:span><text:span text:style-name="T56"> and </text:span><text:span text:style-name="T55">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still use the sync Casbah driver.</text:p>
              </text:list-item>
              <text:list-item>
                <text:p>To access and process the result of the <text:span text:style-name="T58">Future</text:span> you must implement the <text:span text:style-name="T58">onComplete()</text:span> handler</text:p>
              </text:list-item>
              <text:list-item>
                <text:p>The app code does not block.</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Asynchronous MongoDB Java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text:span text:style-name="T58">AsynchronousSocketChannel</text:span> for fast and non-blocking IO.“ (quote from the doc)</text:p>
              </text:list-item>
              <text:list-item>
                <text:p>See:</text:p>
              </text:list-item>
            </text:list>
            <text:p text:style-name="P12"><text:span text:style-name="T37">https://mongodb.github.io/mongo-java-driver/3.3/driver-async/</text:span></text:p>
            <text:list text:continue-numbering="true" text:style-name="L2">
              <text:list-item>
                <text:p>SBT:</text:p>
              </text:list-item>
            </text:list>
            <text:p text:style-name="P12"><text:span text:style-name="T22">libraryDependencies </text:span><text:span text:style-name="T23">+= </text:span><text:span text:style-name="T33">"org.mongodb" </text:span><text:span text:style-name="T23">% </text:span><text:span text:style-name="T33">"mongodb-driver-async" </text:span><text:span text:style-name="T23">% </text:span><text:span text:style-name="T33">"3.3.0"</text:span></text:p>
            <text:list text:continue-numbering="true" text:style-name="L2">
              <text:list-item>
                <text:p text:style-name="P13">Imports:</text:p>
              </text:list-item>
            </text:list>
            <text:p text:style-name="P17"><text:span text:style-name="T59">import </text:span><text:span text:style-name="T60">com.mongodb.async.SingleResultCallback;</text:span><text:span text:style-name="T60"><text:line-break/></text:span><text:span text:style-name="T59">import </text:span><text:span text:style-name="T60">com.mongodb.async.client.MongoClient;</text:span><text:span text:style-name="T60"><text:line-break/></text:span><text:span text:style-name="T59">import </text:span><text:span text:style-name="T60">com.mongodb.async.client.MongoClients;</text:span><text:span text:style-name="T60"><text:line-break/></text:span><text:span text:style-name="T59">import </text:span><text:span text:style-name="T60">com.mongodb.async.client.MongoCollection;</text:span><text:span text:style-name="T60"><text:line-break/></text:span><text:span text:style-name="T59">import </text:span><text:span text:style-name="T61">com.mongodb.async.client.MongoDatabase;</text:span><text:span text:style-name="T61"><text:line-break/></text:span><text:span text:style-name="T61"/></text:p>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4: Async Mongo Java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21" draw:layer="layout" svg:width="25.058cm" svg:height="15.803cm" svg:x="1.542cm" svg:y="5.37cm">
          <draw:text-box>
            <text:p text:style-name="P11"><text:span text:style-name="T62">object </text:span><text:span text:style-name="T63">dao {</text:span><text:span text:style-name="T63"><text:line-break/></text:span><text:span text:style-name="T63"><text:line-break/></text:span><text:span text:style-name="T63"> <text:s/></text:span><text:span text:style-name="T62">private def </text:span><text:span text:style-name="T63">_findOrdersByUsername(username: </text:span><text:span text:style-name="T64">String</text:span><text:span text:style-name="T63">,</text:span><text:span text:style-name="T63"><text:line-break/></text:span><text:span text:style-name="T63"> <text:s text:c="35"/></text:span><text:span text:style-name="T65">callback: SingleResultCallback[</text:span><text:span text:style-name="T66">JList</text:span><text:span text:style-name="T65">[Order]]</text:span><text:span text:style-name="T63">): Unit = {</text:span><text:span text:style-name="T63"><text:line-break/></text:span><text:span text:style-name="T63"> <text:s text:c="3"/></text:span><text:span text:style-name="T67">ordersCollection</text:span><text:span text:style-name="T67"><text:line-break/></text:span><text:span text:style-name="T67"> <text:s text:c="5"/></text:span><text:span text:style-name="T63">.find(Filters.</text:span><text:span text:style-name="T68">eq</text:span><text:span text:style-name="T63">(</text:span><text:span text:style-name="T69">"username"</text:span><text:span text:style-name="T63">, username))</text:span><text:span text:style-name="T63"><text:line-break/></text:span><text:span text:style-name="T63"> <text:s text:c="5"/>.map(</text:span><text:span text:style-name="T68">scalaMapper2MongoMapper </text:span><text:span text:style-name="T63">{ doc =&gt; </text:span><text:span text:style-name="T68">Order</text:span><text:span text:style-name="T63">(doc) })</text:span><text:span text:style-name="T63"><text:line-break/></text:span><text:span text:style-name="T63"> <text:s text:c="5"/>.into(</text:span><text:span text:style-name="T62">new </text:span><text:span text:style-name="T63">JArrayList[Order], callback)</text:span><text:span text:style-name="T63"><text:line-break/></text:span><text:span text:style-name="T63"> <text:s/>}</text:span><text:span text:style-name="T63"><text:line-break/></text:span><text:span text:style-name="T63"><text:line-break/></text:span><text:span text:style-name="T63"> <text:s/></text:span><text:span text:style-name="T62">def </text:span><text:span text:style-name="T70">findOrdersByUsername(username: </text:span><text:span text:style-name="T71">String</text:span><text:span text:style-name="T70">,</text:span><text:span text:style-name="T70"><text:line-break/></text:span><text:span text:style-name="T70"> <text:s text:c="26"/></text:span><text:span text:style-name="T65">callback: SingleResultCallback[</text:span><text:span text:style-name="T66">JList</text:span><text:span text:style-name="T65">[Order]]</text:span><text:span text:style-name="T70">): Unit =</text:span><text:span text:style-name="T70"><text:line-break/></text:span><text:span text:style-name="T70"> <text:s text:c="3"/></text:span><text:span text:style-name="T72">_findOrdersByUsername</text:span><text:span text:style-name="T70">(username, callback)</text:span><text:span text:style-name="T70"><text:line-break/></text:span><text:span text:style-name="T70">}</text:span><text:span text:style-name="T73"><text:line-break/></text:span><text:span text:style-name="T73"/></text:p>
            <text:p><text:span text:style-name="T51"><text:s text:c="4"/></text:span><text:span text:style-name="T51">. . .</text:span></text:p>
            <text:p text:style-name="P11"><text:span text:style-name="T74"><text:s text:c="4"/></text:span><text:span text:style-name="T74">val </text:span><text:span text:style-name="T75">callback</text:span><text:span text:style-name="T45"> = </text:span><text:span text:style-name="T74">new </text:span><text:span text:style-name="T45">SingleResultCallback[</text:span><text:span text:style-name="T76">JList</text:span><text:span text:style-name="T45">[Order]]() {</text:span><text:span text:style-name="T45"><text:line-break/></text:span><text:span text:style-name="T45"> <text:s text:c="5"/></text:span><text:span text:style-name="T74">override def </text:span><text:span text:style-name="T45">onResult(orders: </text:span><text:span text:style-name="T76">JList</text:span><text:span text:style-name="T45">[Order], t: </text:span><text:span text:style-name="T76">Throwable</text:span><text:span text:style-name="T45">): Unit = {</text:span><text:span text:style-name="T45"><text:line-break/></text:span><text:span text:style-name="T45"> <text:s text:c="7"/></text:span><text:span text:style-name="T74">if </text:span><text:span text:style-name="T45">(t != </text:span><text:span text:style-name="T74">null</text:span><text:span text:style-name="T45">) {</text:span><text:span text:style-name="T45"><text:line-break/></text:span><text:span text:style-name="T45"> <text:s text:c="10"/>// handle exception</text:span><text:span text:style-name="T45"><text:line-break/></text:span><text:span text:style-name="T45"> <text:s text:c="7"/>} </text:span><text:span text:style-name="T74">else </text:span><text:span text:style-name="T45">{</text:span><text:span text:style-name="T45"><text:line-break/></text:span><text:span text:style-name="T45"> <text:s text:c="9"/>// process orders</text:span><text:span text:style-name="T45"><text:line-break/></text:span><text:span text:style-name="T45"> <text:s text:c="7"/>}</text:span><text:span text:style-name="T45"><text:line-break/></text:span><text:span text:style-name="T45"> <text:s text:c="5"/>}</text:span><text:span text:style-name="T45"><text:line-break/></text:span><text:span text:style-name="T45"> <text:s text:c="3"/>}</text:span><text:span text:style-name="T45"><text:line-break/></text:span><text:span text:style-name="T45"/></text:p>
            <text:p><text:span text:style-name="T45"><text:s text:c="4"/></text:span><text:span text:style-name="T45">findOrdersByUsername(</text:span><text:span text:style-name="T77">"homer"</text:span><text:span text:style-name="T57">, </text:span><text:span text:style-name="T78">callback</text:span><text:span text:style-name="T57">);</text:span></text:p>
            <text:p><text:span text:style-name="T45"/></text:p>
          </draw:text-box>
        </draw:frame>
        <presentation:notes draw:style-name="dp2">
          <draw:page-thumbnail draw:style-name="gr1" draw:layer="layout" svg:width="14.848cm" svg:height="11.136cm" svg:x="3.075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4: Async Mongo Java driver + async db access with Callback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Java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79">Example 5: Async Mongo Java driver + async db access with </text:span><text:span text:style-name="T80">Future</text:span><text:span text:style-name="T81"> and </text:span><text:span text:style-name="T80">Promis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4" draw:text-style-name="P23" draw:layer="layout" svg:width="25.199cm" svg:height="15.53cm" svg:x="1.542cm" svg:y="5.37cm">
          <draw:text-box>
            <text:p><text:span text:style-name="T62">object </text:span><text:span text:style-name="T63">dao {</text:span><text:span text:style-name="T63"><text:line-break/></text:span><text:span text:style-name="T63"><text:line-break/></text:span><text:span text:style-name="T63"> <text:s/></text:span><text:span text:style-name="T62">private def </text:span><text:span text:style-name="T63">_findOrdersByUsername(username: </text:span><text:span text:style-name="T64">String</text:span><text:span text:style-name="T63">,</text:span><text:span text:style-name="T63"><text:line-break/></text:span><text:span text:style-name="T63"> <text:s text:c="35"/></text:span><text:span text:style-name="T65">callback: SingleResultCallback[</text:span><text:span text:style-name="T66">JList</text:span><text:span text:style-name="T65">[Order]]</text:span><text:span text:style-name="T63">): Unit = {</text:span><text:span text:style-name="T63"><text:line-break/></text:span><text:span text:style-name="T63"> <text:s text:c="3"/></text:span><text:span text:style-name="T67">ordersCollection</text:span><text:span text:style-name="T67"><text:line-break/></text:span><text:span text:style-name="T67"> <text:s text:c="5"/></text:span><text:span text:style-name="T63">.find(Filters.</text:span><text:span text:style-name="T68">eq</text:span><text:span text:style-name="T63">(</text:span><text:span text:style-name="T69">"username"</text:span><text:span text:style-name="T63">, username))</text:span><text:span text:style-name="T63"><text:line-break/></text:span><text:span text:style-name="T63"> <text:s text:c="5"/>.map(</text:span><text:span text:style-name="T68">scalaMapper2MongoMapper </text:span><text:span text:style-name="T63">{ doc =&gt; </text:span><text:span text:style-name="T68">Order</text:span><text:span text:style-name="T63">(doc) })</text:span><text:span text:style-name="T63"><text:line-break/></text:span><text:span text:style-name="T63"> <text:s text:c="5"/>.into(</text:span><text:span text:style-name="T62">new </text:span><text:span text:style-name="T63">JArrayList[Order], callback)</text:span><text:span text:style-name="T63"><text:line-break/></text:span><text:span text:style-name="T63"> <text:s/>}</text:span><text:span text:style-name="T63"><text:line-break/></text:span><text:span text:style-name="T63"><text:line-break/></text:span><text:span text:style-name="T63"> <text:s/></text:span><text:span text:style-name="T62">def </text:span><text:span text:style-name="T70">findOrdersByUsername(username: </text:span><text:span text:style-name="T71">String</text:span><text:span text:style-name="T70">): </text:span><text:span text:style-name="T82">Future[</text:span><text:span text:style-name="T83">Seq</text:span><text:span text:style-name="T82">[Order]]</text:span><text:span text:style-name="T70"> = {</text:span><text:span text:style-name="T70"><text:line-break/></text:span><text:span text:style-name="T70"/></text:p>
            <text:p><text:span text:style-name="T70"><text:s text:c="4"/></text:span><text:span text:style-name="T62">val </text:span><text:span text:style-name="T70">promise = </text:span><text:span text:style-name="T72">Promise</text:span><text:span text:style-name="T70">[</text:span><text:span text:style-name="T84">Seq</text:span><text:span text:style-name="T70">[Order]]</text:span><text:span text:style-name="T70"><text:line-break/></text:span><text:span text:style-name="T70"><text:line-break/></text:span><text:span text:style-name="T70"> <text:s text:c="3"/></text:span><text:span text:style-name="T72">_findOrdersByUsername</text:span><text:span text:style-name="T85">(username): </text:span><text:span text:style-name="T86">new </text:span><text:span text:style-name="T85">SingleResultCallback[</text:span><text:span text:style-name="T84">JList</text:span><text:span text:style-name="T85">[Order]]() {</text:span><text:span text:style-name="T85"><text:line-break/></text:span><text:span text:style-name="T85"><text:line-break/></text:span><text:span text:style-name="T85"> <text:s text:c="5"/></text:span><text:span text:style-name="T86">override def </text:span><text:span text:style-name="T85">onResult(orders: </text:span><text:span text:style-name="T84">JList</text:span><text:span text:style-name="T85">[Order], t: </text:span><text:span text:style-name="T84">Throwable</text:span><text:span text:style-name="T85">): Unit = {</text:span><text:span text:style-name="T85"><text:line-break/></text:span><text:span text:style-name="T85"> <text:s text:c="7"/></text:span><text:span text:style-name="T86">if </text:span><text:span text:style-name="T85">(t == </text:span><text:span text:style-name="T86">null</text:span><text:span text:style-name="T85">) {</text:span><text:span text:style-name="T85"><text:line-break/></text:span><text:span text:style-name="T85"> <text:s text:c="9"/>promise.success(jListToSeq(orders))</text:span><text:span text:style-name="T85"><text:line-break/></text:span><text:span text:style-name="T85"> <text:s text:c="7"/>} </text:span><text:span text:style-name="T86">else </text:span><text:span text:style-name="T85">{</text:span><text:span text:style-name="T85"><text:line-break/></text:span><text:span text:style-name="T85"> <text:s text:c="9"/>promise.failure(t)</text:span><text:span text:style-name="T85"><text:line-break/></text:span><text:span text:style-name="T85"> <text:s text:c="7"/>}</text:span><text:span text:style-name="T85"><text:line-break/></text:span><text:span text:style-name="T85"> <text:s text:c="5"/>}</text:span><text:span text:style-name="T85"><text:line-break/></text:span><text:span text:style-name="T85"> <text:s text:c="3"/>})</text:span><text:span text:style-name="T85"><text:line-break/></text:span><text:span text:style-name="T85"><text:line-break/></text:span><text:span text:style-name="T85"> <text:s text:c="3"/>promise.future</text:span><text:span text:style-name="T85"><text:line-break/></text:span><text:span text:style-name="T85"> <text:s/>}</text:span><text:span text:style-name="T85"><text:line-break/></text:span><text:span text:style-name="T70">}</text:span><text:span text:style-name="T73"><text:line-break/></text:span><text:span text:style-name="T73"/></text:p>
          </draw:text-box>
        </draw:fram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9">Example 5: Async Mongo Java driver + async db access with </text:span><text:span text:style-name="T80">Future</text:span><text:span text:style-name="T81"> and </text:span><text:span text:style-name="T80">Promis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hronous callback based Mongo driver.</text:p>
              </text:list-item>
              <text:list-item>
                <text:p>The callback function completes the <text:span text:style-name="T58">Promis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MongoDB Scala Driver (async)</text:span></text:p>
          </draw:text-box>
        </draw:frame>
        <draw:frame presentation:style-name="pr6" draw:layer="layout" svg:width="25.199cm" svg:height="15.086cm" svg:x="1.4cm" svg:y="5.414cm" presentation:class="outline" presentation:user-transformed="true">
          <draw:text-box>
            <text:p>“The Scala driver is free of dependencies on any third-party frameworks for asynchronous programming. To achieve this the Scala API makes use of an custom implementation of the Observer pattern which comprises three traits:</text:p>
            <text:list text:style-name="L2">
              <text:list-item>
                <text:p>Observable</text:p>
              </text:list-item>
              <text:list-item>
                <text:p>Observer</text:p>
              </text:list-item>
              <text:list-item>
                <text:p>Subscription</text:p>
              </text:list-item>
            </text:list>
            <text:p>… The MongoDB Scala Driver is built upon the callback-driven MongoDB async driver. The API mirrors the async driver API and any methods that cause network IO return an instance of the Observable[T] where T is the type of response for the operation“. (quote from the doc)<text:span text:style-name="T61"><text:line-break/></text:span><text:span text:style-name="T61"/></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MongoDB Scala Driver (async)</text:span></text:p>
          </draw:text-box>
        </draw:frame>
        <draw:frame presentation:style-name="pr6" draw:layer="layout" svg:width="25.199cm" svg:height="15.086cm" svg:x="1.4cm" svg:y="5.414cm" presentation:class="outline" presentation:user-transformed="true">
          <draw:text-box>
            <text:p>See:</text:p>
            <text:p text:style-name="P12"><text:span text:style-name="T37"><text:a xlink:href="https://mongodb.github.io/mongo-scala-driver/1.1" xlink:type="simple">https://mongodb.github.io/mongo-scala-driver/1.1</text:a></text:span></text:p>
            <text:list text:style-name="L2">
              <text:list-item>
                <text:p>SBT:</text:p>
              </text:list-item>
            </text:list>
            <text:p text:style-name="P12"><text:span text:style-name="T87">libraryDependencies </text:span><text:span text:style-name="T61">+= </text:span><text:span text:style-name="T88">"org.mongodb.scala" </text:span><text:span text:style-name="T61">% </text:span><text:span text:style-name="T88">"mongo-scala-driver" </text:span><text:span text:style-name="T61">% </text:span><text:span text:style-name="T88">"1.1.1"</text:span></text:p>
            <text:list text:continue-numbering="true" text:style-name="L2">
              <text:list-item>
                <text:p text:style-name="P13">Imports:</text:p>
              </text:list-item>
            </text:list>
            <text:p text:style-name="P17"><text:span text:style-name="T59">import </text:span><text:span text:style-name="T60">com.mongodb.scala.MongoClient;</text:span><text:span text:style-name="T60"><text:line-break/></text:span><text:span text:style-name="T59">import </text:span><text:span text:style-name="T60">com.mongodb.scala.MongoCollection;</text:span><text:span text:style-name="T60"><text:line-break/></text:span><text:span text:style-name="T59">import </text:span><text:span text:style-name="T61">com.mongodb.scala.MongoDatabase;</text:span><text:span text:style-name="T61"><text:line-break/></text:span><text:span text:style-name="T61"/></text:p>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5" draw:text-style-name="P21" draw:layer="layout" svg:width="25.199cm" svg:height="15.227cm" svg:x="1.542cm" svg:y="5.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 text:c="3"/></text:span><text:span text:style-name="T44"><text:tab/></text:span><text:span text:style-name="T44"><text:tab/></text:span><text:span text:style-name="T44"><text:tab/></text:span><text:span text:style-name="T89"><text:tab/></text:span><text:span text:style-name="T89"><text:tab/></text:span><text:span text:style-name="T45">username: </text:span><text:span text:style-name="T76">String</text:span><text:span text:style-name="T45">): </text:span><text:span text:style-name="T90">MongoObservable</text:span><text:span text:style-name="T75">[</text:span><text:span text:style-name="T90">Seq</text:span><text:span text:style-name="T75">[Order]]</text:span><text:span text:style-name="T45"> = {</text:span><text:span text:style-name="T89"><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line-break/></text:span><text:span text:style-name="T44"> <text:s text:c="2"/></text:span><text:span text:style-name="T91">val </text:span><text:span text:style-name="T89">obsOrders</text:span><text:span text:style-name="T45">: </text:span><text:span text:style-name="T76">MongoObservable</text:span><text:span text:style-name="T45">[</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span text:style-name="T57"><text:line-break/></text:span><text:span text:style-name="T57"><text:line-break/></text:span><text:span text:style-name="T57"/></text:p>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6: Mongo Scala driver + async db access with </text:span><text:span text:style-name="T53">MongoObservable</text:span><text:span text:style-name="T2">s</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58">Mongo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item>
                <text:p>The functionality is a bit reduced compared to the rich set of operators in RxJava or Akka Streams.</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text-style-name="P24" draw:layer="layout" svg:width="25.199cm" svg:height="3.506cm" svg:x="1.4cm" svg:y="0.836cm" presentation:class="title" presentation:user-transformed="true">
          <draw:text-box>
            <text:p><text:span text:style-name="T93">Example 7: Mongo Scala driver + async db access with </text:span><text:span text:style-name="T94">MongoObservable</text:span><text:span text:style-name="T95"> + </text:span><text:span text:style-name="T94">rx.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6" draw:text-style-name="P21" draw:layer="layout" svg:width="25.199cm" svg:height="15.066cm" svg:x="1.633cm" svg:y="5.56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rx.Observable[</text:span><text:span text:style-name="T47">Seq</text:span><text:span text:style-name="T43">[Order]]</text:span><text:span text:style-name="T44"> = {</text:span><text:span text:style-name="T44"><text:line-break/></text:span><text:span text:style-name="T44"> <text:s text:c="3"/>RxScalaConversions.</text:span><text:span text:style-name="T45">observableToRxObservable</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 text:style-name="P11"><text:span text:style-name="T57"><text:s text:c="3"/></text:span><text:span text:style-name="T91">val </text:span><text:span text:style-name="T89">obsOrders</text:span><text:span text:style-name="T45">: rx.Observabl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d():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span text:style-name="T57"><text:line-break/></text:span><text:span text:style-name="T85"><text:line-break/></text:span><text:span text:style-name="T85"/></text:p>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7: Mongo Scala driver + async db access with </text:span><text:span text:style-name="T94">MongoObservable</text:span><text:span text:style-name="T95"> + </text:span><text:span text:style-name="T94">rx.Observable</text:span></text:p>
          </draw:text-box>
        </draw:frame>
        <draw:frame presentation:style-name="pr6" draw:layer="layout" svg:width="25.199cm" svg:height="12.179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driver.</text:p>
              </text:list-item>
              <text:list-item>
                <text:p>The DAO function returns an <text:span text:style-name="T58">rx.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9" draw:text-style-name="P20" draw:layer="layout" svg:width="25.199cm" svg:height="3.787cm" svg:x="1.4cm" svg:y="0.697cm" presentation:class="title" presentation:user-transformed="true">
          <draw:text-box>
            <text:p><text:span text:style-name="T93">Example 8: Mongo Scala driver + async db access with </text:span><text:span text:style-name="T94">MongoObservable + </text:span><text:span text:style-name="T95">Reactive Streams Interface + </text:span><text:span text:style-name="T94">rx.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7" draw:text-style-name="P21" draw:layer="layout" svg:width="25.199cm" svg:height="15.642cm" svg:x="1.542cm" svg:y="5.3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Publisher[</text:span><text:span text:style-name="T47">Seq</text:span><text:span text:style-name="T43">[Order]]</text:span><text:span text:style-name="T44"> = {</text:span><text:span text:style-name="T44"><text:line-break/></text:span><text:span text:style-name="T44"> <text:s text:c="3"/>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pubOrders</text:span><text:span text:style-name="T45">: Publisher[</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89">obsOrders</text:span><text:span text:style-name="T45">: rx.Observable[</text:span><text:span text:style-name="T76">Seq</text:span><text:span text:style-name="T45">[Order]]</text:span><text:span text:style-name="T89"> </text:span><text:span text:style-name="T57">= publisherToObservable(</text:span><text:span text:style-name="T89">pubOrders</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d():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span text:style-name="T57"><text:line-break/></text:span><text:span text:style-name="T85"><text:line-break/></text:span><text:span text:style-name="T85"/></text:p>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9" draw:layer="layout" svg:width="25.199cm" svg:height="3.787cm" svg:x="1.4cm" svg:y="0.697cm" presentation:class="title" presentation:user-transformed="true">
          <draw:text-box>
            <text:p><text:span text:style-name="T93">Example 8: Mongo Scala driver + async db access with </text:span><text:span text:style-name="T94">MongoObservable + </text:span><text:span text:style-name="T95">Reactive Streams Interface + </text:span><text:span text:style-name="T94">rx.Observable</text:span></text:p>
          </draw:text-box>
        </draw:frame>
        <draw:frame presentation:style-name="pr6" draw:layer="layout" svg:width="25.199cm" svg:height="14.886cm" svg:x="1.4cm" svg:y="4.914cm" presentation:class="outline" presentation:user-transformed="true">
          <draw:text-box>
            <text:list text:style-name="L2">
              <text:list-item>
                <text:p text:style-name="P25">We use the Mongo Scala driver.</text:p>
              </text:list-item>
              <text:list-item>
                <text:p>The DAO function returns an <text:span text:style-name="T58">org.reactivestreams.Publisher</text:span> which makes it compatible with any Reactive Streams implementation.<text:line-break/>See: <text:span text:style-name="T58">http://www.reactive-streams.org/announce-1.0.0</text:span></text:p>
              </text:list-item>
              <text:list-item>
                <text:p>You cannot do much with a <text:span text:style-name="T58">Publisher</text:span> except convert it to the native type of a compatible implementation, e.g. an RxScala <text:span text:style-name="T58">Observable</text:span>.</text:p>
              </text:list-item>
              <text:list-item>
                <text:p>Having converted the <text:span text:style-name="T58">Publisher</text:span> to an <text:span text:style-name="T58">Observable</text:span> you can use all the powerful operators of RxScala Observable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9" draw:text-style-name="P26" draw:layer="layout" svg:width="25.199cm" svg:height="3.787cm" svg:x="1.4cm" svg:y="0.697cm" presentation:class="title" presentation:user-transformed="true">
          <draw:text-box>
            <text:p><text:span text:style-name="T93">Example 9: Mongo Scala driver + async db access with </text:span><text:span text:style-name="T94">MongoObservable + </text:span><text:span text:style-name="T95">Reactive Streams Interface + Akka Stream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5" draw:text-style-name="P21" draw:layer="layout" svg:width="24.9cm" svg:height="15.227cm" svg:x="1.7cm" svg:y="5.1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43">Publisher[</text:span><text:span text:style-name="T47">Seq</text:span><text:span text:style-name="T43">[Order]]</text:span><text:span text:style-name="T44"> = {</text:span><text:span text:style-name="T44"><text:line-break/></text:span><text:span text:style-name="T44"> <text:s text:c="3"/>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pubOrders</text:span><text:span text:style-name="T45">: Publisher[</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89">srcOrders</text:span><text:span text:style-name="T45">: Source[</text:span><text:span text:style-name="T76">Seq</text:span><text:span text:style-name="T45">[Order], NotUsed]</text:span><text:span text:style-name="T89"> </text:span><text:span text:style-name="T57">= Source.</text:span><text:span text:style-name="T45">fromPublisher</text:span><text:span text:style-name="T57">(</text:span><text:span text:style-name="T89">pubOrders</text:span><text:span text:style-name="T57">)</text:span><text:span text:style-name="T57"><text:line-break/></text:span><text:span text:style-name="T57"> <text:s text:c="2"/></text:span><text:span text:style-name="T91">val </text:span><text:span text:style-name="T96">f</text:span><text:span text:style-name="T45">: Future[Done]</text:span><text:span text:style-name="T89"> </text:span><text:span text:style-name="T57">= </text:span><text:span text:style-name="T89">srcOrders</text:span><text:span text:style-name="T57">).runForeach(order =&gt; ...)</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9" draw:layer="layout" svg:width="25.199cm" svg:height="3.787cm" svg:x="1.4cm" svg:y="0.697cm" presentation:class="title" presentation:user-transformed="true">
          <draw:text-box>
            <text:p><text:span text:style-name="T93">Example 9: Mongo Scala driver + async db access with </text:span><text:span text:style-name="T94">MongoObservable + </text:span><text:span text:style-name="T95">Reactive Streams Interface + Akka Streams</text:span></text:p>
          </draw:text-box>
        </draw:frame>
        <draw:frame presentation:style-name="pr6" draw:layer="layout" svg:width="25.199cm" svg:height="14.886cm" svg:x="1.4cm" svg:y="4.914cm" presentation:class="outline" presentation:user-transformed="true">
          <draw:text-box>
            <text:list text:style-name="L2">
              <text:list-item>
                <text:p text:style-name="P25">We use the Mongo Scala driver.</text:p>
              </text:list-item>
              <text:list-item>
                <text:p>The DAO function returns an <text:span text:style-name="T58">org.reactivestreams.Publisher</text:span> which makes it compatible with any Reactive Streams implementation.<text:line-break/>See: <text:span text:style-name="T58">http://www.reactive-streams.org/announce-1.0.0</text:span></text:p>
              </text:list-item>
              <text:list-item>
                <text:p>You cannot do much with a <text:span text:style-name="T58">Publisher</text:span> except convert it to the native type of a compatible implementation, e.g. an Akka Streams <text:span text:style-name="T58">Source</text:span>.</text:p>
              </text:list-item>
              <text:list-item>
                <text:p>Having converted the <text:span text:style-name="T58">Publisher</text:span> to a <text:span text:style-name="T58">Source</text:span> you can use all the powerful operators available in Akka Streams.</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0: Mongo Scala driver + async db access with </text:span><text:span text:style-name="T94">MongoObservable + </text:span><text:span text:style-name="T95">Akka Streams</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19" draw:layer="layout" svg:width="25.168cm" svg:height="15.803cm" svg:x="1.573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text:span><text:span text:style-name="T47">Seq</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 text:c="5"/>.collect()</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Source[</text:span><text:span text:style-name="T97">Seq</text:span><text:span text:style-name="T78">[Order], NotUsed]</text:span><text:span text:style-name="T44"> = {</text:span><text:span text:style-name="T44"><text:line-break/></text:span><text:span text:style-name="T44"> </text:span><text:span text:style-name="T57"><text:s text:c="3"/></text:span><text:span text:style-name="T91">val </text:span><text:span text:style-name="T89">pubOrders</text:span><text:span text:style-name="T45">: Publisher[</text:span><text:span text:style-name="T76">Seq</text:span><text:span text:style-name="T45">[Order]]</text:span><text:span text:style-name="T89"> </text:span><text:span text:style-name="T57">=</text:span><text:span text:style-name="T57"><text:line-break/></text:span><text:span text:style-name="T44"> <text:s text:c="5"/>RxStreamsConversions.</text:span><text:span text:style-name="T45">observableToPublisher</text:span><text:span text:style-name="T44">(</text:span><text:span text:style-name="T45">_findOrdersByUsername</text:span><text:span text:style-name="T44">(username))</text:span><text:span text:style-name="T44"><text:line-break/></text:span><text:span text:style-name="T44"> </text:span><text:span text:style-name="T57"><text:s text:c="3"/>Source.</text:span><text:span text:style-name="T45">fromPublisher</text:span><text:span text:style-name="T57">(</text:span><text:span text:style-name="T89">pubOrders</text:span><text:span text:style-name="T57">)</text:span><text:span text:style-name="T57"><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srcOrders</text:span><text:span text:style-name="T45">: Source[</text:span><text:span text:style-name="T76">Seq</text:span><text:span text:style-name="T45">[Order], NotUsed]</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96">f</text:span><text:span text:style-name="T45">: Future[Done]</text:span><text:span text:style-name="T89"> </text:span><text:span text:style-name="T57">= </text:span><text:span text:style-name="T89">srcOrders</text:span><text:span text:style-name="T57">.runForeach(order =&gt; ...)</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0: Mongo Scala driver + async db access with </text:span><text:span text:style-name="T94">MongoObservable + </text:span><text:span text:style-name="T95">Akka Streams</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9</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1: Mongo Scala driver + async db access with </text:span><text:span text:style-name="T94">MongoObservable + </text:span><text:span text:style-name="T95">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2" draw:text-style-name="P19" draw:layer="layout" svg:width="25.168cm" svg:height="15.803cm" svg:x="1.573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text:span><text:span text:style-name="T44"><text:line-break/></text:span><text:span text:style-name="T44"> <text:s/></text:span><text:span text:style-name="T44"><text:tab/></text:span><text:span text:style-name="T44"><text:tab/></text:span><text:span text:style-name="T44"><text:tab/></text:span><text:span text:style-name="T44"><text:tab/></text:span><text:span text:style-name="T44"><text:tab/></text:span><text:span text:style-name="T44"><text:tab/></text:span><text:span text:style-name="T44">username: </text:span><text:span text:style-name="T50">String</text:span><text:span text:style-name="T44">): </text:span><text:span text:style-name="T47">MongoObservable</text:span><text:span text:style-name="T43">[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Filters.</text:span><text:span text:style-name="T45">eq</text:span><text:span text:style-name="T44">(</text:span><text:span text:style-name="T48">"username"</text:span><text:span text:style-name="T44">, username))</text:span><text:span text:style-name="T44"><text:line-break/></text:span><text:span text:style-name="T44"> <text:s text:c="5"/>.map(doc =&gt; </text:span><text:span text:style-name="T45">Order</text:span><text:span text:style-name="T44">(doc))</text:span><text:span text:style-name="T44"><text:line-break/></text:span><text:span text:style-name="T44"> <text:s/>}</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Future[</text:span><text:span text:style-name="T97">Seq</text:span><text:span text:style-name="T78">[Order]]</text:span><text:span text:style-name="T44"> = {</text:span><text:span text:style-name="T44"><text:line-break/></text:span><text:span text:style-name="T44"> </text:span><text:span text:style-name="T57"><text:s text:c="3"/></text:span><text:span text:style-name="T45">_findOrdersByUsername</text:span><text:span text:style-name="T44">(username).toFutur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fOrders</text:span><text:span text:style-name="T45">: Futur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1: Mongo Scala driver + async db access with </text:span><text:span text:style-name="T94">MongoObservable + </text:span><text:span text:style-name="T95">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async Mongo Scala driver.</text:p>
              </text:list-item>
              <text:list-item>
                <text:p>This driver internally uses the Mongo async Java driver.</text:p>
              </text:list-item>
              <text:list-item>
                <text:p>The DAO function returns a <text:span text:style-name="T5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Reactive Mongo Driver</text:span></text:p>
          </draw:text-box>
        </draw:frame>
        <draw:frame presentation:style-name="pr6" draw:layer="layout" svg:width="25.199cm" svg:height="15.086cm" svg:x="1.4cm" svg:y="5.414cm" presentation:class="outline" presentation:user-transformed="true">
          <draw:text-box>
            <text:p>“ReactiveMongo is a scala driver that provides fully non-blocking and asynchronous I/O operations.“</text:p>
            <text:p>. . .</text:p>
            <text:p>„ReactiveMongo is designed to avoid any kind of blocking request. Every operation returns immediately, freeing the running thread and resuming execution when it is over. Accessing the database is not a bottleneck anymore.“</text:p>
            <text:p>(quote from the doc)<text:span text:style-name="T61"><text:line-break/></text:span><text:span text:style-name="T61"/></text:p>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16" draw:layer="layout" svg:width="25.199cm" svg:height="3.506cm" svg:x="1.4cm" svg:y="0.837cm" presentation:class="title">
          <draw:text-box>
            <text:p><text:span text:style-name="T36">Reactive Mongo Driver</text:span></text:p>
          </draw:text-box>
        </draw:frame>
        <draw:frame presentation:style-name="pr6" draw:layer="layout" svg:width="25.199cm" svg:height="15.086cm" svg:x="1.4cm" svg:y="5.414cm" presentation:class="outline" presentation:user-transformed="true">
          <draw:text-box>
            <text:p>This driver has been implemented by the Play Framework team and uses Akka for its implementation.</text:p>
            <text:p>See:</text:p>
            <text:p text:style-name="P12"><text:span text:style-name="T37"><text:a xlink:href="http://reactivemongo.org/" xlink:type="simple">http://reactivemongo.org/</text:a></text:span></text:p>
            <text:p text:style-name="P12"><text:span text:style-name="T37"><text:a xlink:href="https://github.com/ReactiveMongo/ReactiveMongo" xlink:type="simple">https://github.com/ReactiveMongo/ReactiveMongo</text:a></text:span></text:p>
            <text:list text:style-name="L2">
              <text:list-item>
                <text:p>SBT:</text:p>
              </text:list-item>
            </text:list>
            <text:p text:style-name="P12"><text:span text:style-name="T87">libraryDependencies </text:span><text:span text:style-name="T61">+= </text:span><text:span text:style-name="T88">"org.reactivemongo" </text:span><text:span text:style-name="T61">% </text:span><text:span text:style-name="T88">"reactivemongo" </text:span><text:span text:style-name="T61">% </text:span><text:span text:style-name="T88">"0.11.14"</text:span></text:p>
            <text:list text:continue-numbering="true" text:style-name="L2">
              <text:list-item>
                <text:p text:style-name="P13">Imports:</text:p>
              </text:list-item>
            </text:list>
            <text:p text:style-name="P17"><text:span text:style-name="T59">import </text:span><text:span text:style-name="T60">reactivemongo.api.collections.bson.BSONCollection</text:span><text:span text:style-name="T60"><text:line-break/></text:span><text:span text:style-name="T59">import </text:span><text:span text:style-name="T60">reactivemongo.api.{DefaultDB, MongoConnection, MongoDriver}</text:span><text:span text:style-name="T60"><text:line-break/></text:span><text:span text:style-name="T59">import </text:span><text:span text:style-name="T61">reactivemongo.bson.BSONDocument</text:span><text:span text:style-name="T61"><text:line-break/></text:span><text:span text:style-name="T61"/></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2: Reactive Mongo driver + async db access returning </text:span><text:span text:style-name="T95">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8" draw:text-style-name="P27" draw:layer="layout" svg:width="25.168cm" svg:height="15.853cm" svg:x="1.573cm" svg:y="5.147cm">
          <draw:text-box>
            <text:p text:style-name="P11"><text:span text:style-name="T98">object </text:span><text:span text:style-name="T99">dao {</text:span><text:span text:style-name="T99"><text:line-break/></text:span><text:span text:style-name="T99"><text:line-break/></text:span><text:span text:style-name="T99"> <text:s/></text:span><text:span text:style-name="T98">private def </text:span><text:span text:style-name="T99">_findOrdersByUsername(</text:span><text:span text:style-name="T99"><text:line-break/></text:span><text:span text:style-name="T99"> <text:s/></text:span><text:span text:style-name="T99"><text:tab/></text:span><text:span text:style-name="T99"><text:tab/></text:span><text:span text:style-name="T99"><text:tab/></text:span><text:span text:style-name="T99"><text:tab/></text:span><text:span text:style-name="T99"><text:tab/></text:span><text:span text:style-name="T99"><text:tab/></text:span><text:span text:style-name="T99">username: </text:span><text:span text:style-name="T100">String</text:span><text:span text:style-name="T99">): </text:span><text:span text:style-name="T101">Future[</text:span><text:span text:style-name="T102">Seq</text:span><text:span text:style-name="T101">[Order]]</text:span><text:span text:style-name="T99"> = {</text:span><text:span text:style-name="T99"><text:line-break/></text:span><text:span text:style-name="T99"> <text:s text:c="3"/></text:span><text:span text:style-name="T103">ordersCollection</text:span><text:span text:style-name="T103"><text:line-break/></text:span><text:span text:style-name="T103"> <text:s text:c="5"/></text:span><text:span text:style-name="T99">.find(BSONDocument("username" -&gt; username))</text:span></text:p>
            <text:p text:style-name="P11"><text:span text:style-name="T99"><text:s text:c="6"/></text:span><text:span text:style-name="T99">.cursor[BSONDocument]()</text:span></text:p>
            <text:p text:style-name="P11"><text:span text:style-name="T99"><text:s text:c="6"/></text:span><text:span text:style-name="T99">.collect[Seq]()</text:span></text:p>
            <text:p text:style-name="P11"><text:span text:style-name="T99"><text:s text:c="6"/></text:span><text:span text:style-name="T99">.map { seqOptDoc =&gt;</text:span></text:p>
            <text:p text:style-name="P11"><text:span text:style-name="T99"><text:s text:c="8"/></text:span><text:span text:style-name="T99">seqOptDoc map { doc =&gt;</text:span></text:p>
            <text:p text:style-name="P11"><text:span text:style-name="T99"><text:s text:c="10"/></text:span><text:span text:style-name="T99">Order(doc)</text:span></text:p>
            <text:p text:style-name="P11"><text:span text:style-name="T99"><text:s text:c="8"/></text:span><text:span text:style-name="T99">}</text:span></text:p>
            <text:p text:style-name="P11"><text:span text:style-name="T99"><text:s text:c="6"/></text:span><text:span text:style-name="T99">}</text:span></text:p>
            <text:p text:style-name="P11"><text:span text:style-name="T99"><text:s text:c="2"/></text:span><text:span text:style-name="T99">}</text:span><text:span text:style-name="T99"><text:line-break/></text:span><text:span text:style-name="T99"><text:line-break/></text:span><text:span text:style-name="T99"> <text:s/></text:span><text:span text:style-name="T98">def </text:span><text:span text:style-name="T99">findOrdersByUsername(username: </text:span><text:span text:style-name="T100">String</text:span><text:span text:style-name="T99">): </text:span><text:span text:style-name="T101">Future[</text:span><text:span text:style-name="T102">Seq</text:span><text:span text:style-name="T101">[Order]]</text:span><text:span text:style-name="T99"> = {</text:span><text:span text:style-name="T99"><text:line-break/></text:span><text:span text:style-name="T99"> </text:span><text:span text:style-name="T104"><text:s text:c="3"/></text:span><text:span text:style-name="T105">_findOrdersByUsername</text:span><text:span text:style-name="T99">(username)</text:span><text:span text:style-name="T99"><text:line-break/></text:span><text:span text:style-name="T99"> <text:s/>}</text:span><text:span text:style-name="T99"><text:line-break/></text:span><text:span text:style-name="T99">}</text:span><text:span text:style-name="T106"><text:line-break/></text:span><text:span text:style-name="T106"/></text:p>
            <text:p><text:span text:style-name="T99"><text:s text:c="3"/></text:span><text:span text:style-name="T99">. . .</text:span></text:p>
            <text:p><text:span text:style-name="T99"/></text:p>
            <text:p><text:span text:style-name="T104"><text:s text:c="3"/></text:span><text:span text:style-name="T107">val </text:span><text:span text:style-name="T103">fOrders</text:span><text:span text:style-name="T105">: Future[</text:span><text:span text:style-name="T108">Seq</text:span><text:span text:style-name="T105">[Order]]</text:span><text:span text:style-name="T103"> </text:span><text:span text:style-name="T104">= dao.</text:span><text:span text:style-name="T105">findOrdersByUsername</text:span><text:span text:style-name="T104">(</text:span><text:span text:style-name="T109">"lisa"</text:span><text:span text:style-name="T104">)</text:span><text:span text:style-name="T104"><text:line-break/></text:span><text:span text:style-name="T104"><text:line-break/></text:span><text:span text:style-name="T104"> <text:s text:c="2"/>f.onComplete(tryy =&gt; tryy </text:span><text:span text:style-name="T107">match </text:span><text:span text:style-name="T104">{</text:span><text:span text:style-name="T104"><text:line-break/></text:span><text:span text:style-name="T104"> <text:s text:c="4"/></text:span><text:span text:style-name="T107">case </text:span><text:span text:style-name="T105">Success</text:span><text:span text:style-name="T104">(_) =&gt; <text:s/>// ...</text:span><text:span text:style-name="T104"><text:line-break/></text:span><text:span text:style-name="T104"> <text:s text:c="4"/></text:span><text:span text:style-name="T107">case </text:span><text:span text:style-name="T105">Failure</text:span><text:span text:style-name="T104">(t) =&gt; <text:s/>// ...</text:span><text:span text:style-name="T104"><text:line-break/></text:span><text:span text:style-name="T104"> <text:s text:c="2"/>})</text:span><text:span text:style-name="T104"><text:line-break/></text:span><text:span text:style-name="T104"/></text:p>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2: Reactive Mongo driver + async db access returning </text:span><text:span text:style-name="T95">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 <text:span text:style-name="T58">Future</text:span>.</text:p>
              </text:list-item>
              <text:list-item>
                <text:p>The DAO function returns a <text:span text:style-name="T5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3: Reactive Mongo driver + async db access with </text:span><text:span text:style-name="T95">Enumerator returning Futur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9" draw:text-style-name="P19" draw:layer="layout" svg:width="25.168cm" svg:height="14.653cm" svg:x="1.542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78">[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BSONDocument("username" -&gt; username))</text:span></text:p>
            <text:p text:style-name="P11"><text:span text:style-name="T44"><text:s text:c="6"/></text:span><text:span text:style-name="T44">.cursor[BSONDocument]()</text:span></text:p>
            <text:p text:style-name="P11"><text:span text:style-name="T44"><text:s text:c="6"/></text:span><text:span text:style-name="T44">.enumerate()</text:span></text:p>
            <text:p text:style-name="P11"><text:span text:style-name="T44"><text:s text:c="6"/></text:span><text:span text:style-name="T44">.map(Order(_))</text:span></text:p>
            <text:p text:style-name="P11"><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Future[</text:span><text:span text:style-name="T97">Seq</text:span><text:span text:style-name="T78">[Order]]</text:span><text:span text:style-name="T44"> = {</text:span><text:span text:style-name="T44"><text:line-break/></text:span><text:span text:style-name="T44"> </text:span><text:span text:style-name="T57"><text:s text:c="3"/>toFutureSeq(</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fOrders</text:span><text:span text:style-name="T45">: Futur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span text:style-name="T57"><text:line-break/></text:span><text:span text:style-name="T57"/></text:p>
          </draw:text-box>
        </draw:frame>
        <presentation:notes draw:style-name="dp2">
          <draw:page-thumbnail draw:style-name="gr1" draw:layer="layout" svg:width="14.848cm" svg:height="11.136cm" svg:x="3.075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3: Reactive Mongo driver + async db access with </text:span><text:span text:style-name="T95">Enumerator returning Futur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58">Enumerator</text:span>.</text:p>
              </text:list-item>
              <text:list-item>
                <text:p>The DAO function returns a <text:span text:style-name="T58">Futur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93">Example 14: Reactive Mongo driver + async db access with </text:span><text:span text:style-name="T95">Enumerator returning Observabl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9" draw:text-style-name="P19" draw:layer="layout" svg:width="25.168cm" svg:height="14.653cm" svg:x="1.542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78">[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BSONDocument("username" -&gt; username))</text:span></text:p>
            <text:p text:style-name="P11"><text:span text:style-name="T44"><text:s text:c="6"/></text:span><text:span text:style-name="T44">.cursor[BSONDocument]()</text:span></text:p>
            <text:p text:style-name="P11"><text:span text:style-name="T44"><text:s text:c="6"/></text:span><text:span text:style-name="T44">.enumerate()</text:span></text:p>
            <text:p text:style-name="P11"><text:span text:style-name="T44"><text:s text:c="6"/></text:span><text:span text:style-name="T44">.map(Order(_))</text:span></text:p>
            <text:p text:style-name="P11"><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Observable[Order]</text:span><text:span text:style-name="T44"> = {</text:span><text:span text:style-name="T44"><text:line-break/></text:span><text:span text:style-name="T44"> </text:span><text:span text:style-name="T57"><text:s text:c="3"/>enumeratorToObservable(</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obsOrders</text:span><text:span text:style-name="T45">: rx.Observable[</text:span><text:span text:style-name="T76">Seq</text:span><text:span text:style-name="T45">[Order]]</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text:line-break/></text:span><text:span text:style-name="T57"> <text:s text:c="2"/></text:span><text:span text:style-name="T89">obsOrders</text:span><text:span text:style-name="T57">.subscribe(</text:span><text:span text:style-name="T91">new </text:span><text:span text:style-name="T57">Observer[</text:span><text:span text:style-name="T92">Seq</text:span><text:span text:style-name="T57">[Order]] {</text:span><text:span text:style-name="T57"><text:line-break/></text:span><text:span text:style-name="T57"> <text:s text:c="4"/></text:span><text:span text:style-name="T91">override def </text:span><text:span text:style-name="T57">onNext(order: </text:span><text:span text:style-name="T92">Seq</text:span><text:span text:style-name="T57">[Order]): Unit = </text:span><text:span text:style-name="T45">println</text:span><text:span text:style-name="T57">(order)</text:span><text:span text:style-name="T57"><text:line-break/></text:span><text:span text:style-name="T57"> <text:s text:c="4"/></text:span><text:span text:style-name="T91">override def </text:span><text:span text:style-name="T57">onCompleted(): Unit = </text:span><text:span text:style-name="T45">println</text:span><text:span text:style-name="T57">(</text:span><text:span text:style-name="T77">"----- DONE -----"</text:span><text:span text:style-name="T57">)</text:span><text:span text:style-name="T57"><text:line-break/></text:span><text:span text:style-name="T57"> <text:s text:c="4"/></text:span><text:span text:style-name="T91">override def </text:span><text:span text:style-name="T57">onError(t: </text:span><text:span text:style-name="T92">Throwable</text:span><text:span text:style-name="T57">): Unit = t.printStackTrace()</text:span><text:span text:style-name="T57"><text:line-break/></text:span><text:span text:style-name="T57"> <text:s text:c="2"/>})</text:span></text:p>
          </draw:text-box>
        </draw:frame>
        <presentation:notes draw:style-name="dp2">
          <draw:page-thumbnail draw:style-name="gr1"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93">Example 14: Reactive Mongo driver + async db access with </text:span><text:span text:style-name="T95">Enumerator returning Observabl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58">Enumerator</text:span>.</text:p>
              </text:list-item>
              <text:list-item>
                <text:p>The DAO function returns an <text:span text:style-name="T58">Observabl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50" presentation:class="page"/>
          <draw:frame presentation:style-name="pr3" draw:text-style-name="P9"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15: Reactive Mongo driver + async db access with </text:span><text:span text:style-name="T110">Enumerator returning Akka Streams Source</text:span></text:p>
          </draw:text-box>
        </draw:frame>
        <draw:frame presentation:style-name="pr6" draw:layer="layout" svg:width="25.199cm" svg:height="12.179cm" svg:x="1.542cm" svg:y="5.147cm" presentation:class="outline" presentation:user-transformed="true">
          <draw:text-box>
            <text:p/>
            <text:p><text:span text:style-name="T38"/></text:p>
          </draw:text-box>
        </draw:frame>
        <draw:frame draw:style-name="gr9" draw:text-style-name="P19" draw:layer="layout" svg:width="25.168cm" svg:height="14.653cm" svg:x="1.542cm" svg:y="5.147cm">
          <draw:text-box>
            <text:p text:style-name="P11"><text:span text:style-name="T39">object </text:span><text:span text:style-name="T44">dao {</text:span><text:span text:style-name="T44"><text:line-break/></text:span><text:span text:style-name="T44"><text:line-break/></text:span><text:span text:style-name="T44"> <text:s/></text:span><text:span text:style-name="T39">private def </text:span><text:span text:style-name="T44">_findOrdersByUsername(username: </text:span><text:span text:style-name="T50">String</text:span><text:span text:style-name="T44">): </text:span><text:span text:style-name="T43">Enumerator</text:span><text:span text:style-name="T78">[Order]</text:span><text:span text:style-name="T44"> = {</text:span><text:span text:style-name="T44"><text:line-break/></text:span><text:span text:style-name="T44"> <text:s text:c="3"/></text:span><text:span text:style-name="T89">ordersCollection</text:span><text:span text:style-name="T89"><text:line-break/></text:span><text:span text:style-name="T89"> <text:s text:c="5"/></text:span><text:span text:style-name="T44">.find(BSONDocument("username" -&gt; username))</text:span></text:p>
            <text:p text:style-name="P11"><text:span text:style-name="T44"><text:s text:c="6"/></text:span><text:span text:style-name="T44">.cursor[BSONDocument]()</text:span></text:p>
            <text:p text:style-name="P11"><text:span text:style-name="T44"><text:s text:c="6"/></text:span><text:span text:style-name="T44">.enumerate()</text:span></text:p>
            <text:p text:style-name="P11"><text:span text:style-name="T44"><text:s text:c="6"/></text:span><text:span text:style-name="T44">.map(Order(_))</text:span></text:p>
            <text:p text:style-name="P11"><text:span text:style-name="T44"><text:s text:c="2"/></text:span><text:span text:style-name="T44">}</text:span><text:span text:style-name="T44"><text:line-break/></text:span><text:span text:style-name="T44"><text:line-break/></text:span><text:span text:style-name="T44"> <text:s/></text:span><text:span text:style-name="T39">def </text:span><text:span text:style-name="T44">findOrdersByUsername(username: </text:span><text:span text:style-name="T50">String</text:span><text:span text:style-name="T44">): </text:span><text:span text:style-name="T78">Source[Order, NotUsed]</text:span><text:span text:style-name="T44"> = {</text:span><text:span text:style-name="T44"><text:line-break/></text:span><text:span text:style-name="T44"> </text:span><text:span text:style-name="T57"><text:s text:c="3"/>enumeratorToSource(</text:span><text:span text:style-name="T45">_findOrdersByUsername</text:span><text:span text:style-name="T44">(username))</text:span><text:span text:style-name="T44"><text:line-break/></text:span><text:span text:style-name="T44"> <text:s/>}</text:span><text:span text:style-name="T44"><text:line-break/></text:span><text:span text:style-name="T44">}</text:span><text:span text:style-name="T51"><text:line-break/></text:span><text:span text:style-name="T51"/></text:p>
            <text:p><text:span text:style-name="T44"><text:s text:c="3"/></text:span><text:span text:style-name="T44">. . .</text:span></text:p>
            <text:p><text:span text:style-name="T44"/></text:p>
            <text:p><text:span text:style-name="T57"><text:s text:c="3"/></text:span><text:span text:style-name="T91">val </text:span><text:span text:style-name="T89">srcOrders</text:span><text:span text:style-name="T45">: Source[Order, NotUsed]</text:span><text:span text:style-name="T89"> </text:span><text:span text:style-name="T57">= dao.</text:span><text:span text:style-name="T45">findOrdersByUsername</text:span><text:span text:style-name="T57">(</text:span><text:span text:style-name="T77">"lisa"</text:span><text:span text:style-name="T57">)</text:span><text:span text:style-name="T57"><text:line-break/></text:span><text:span text:style-name="T57"> <text:s text:c="2"/></text:span><text:span text:style-name="T91">val </text:span><text:span text:style-name="T96">f</text:span><text:span text:style-name="T45">: Future[Done]</text:span><text:span text:style-name="T89"> </text:span><text:span text:style-name="T57">= </text:span><text:span text:style-name="T89">srcOrders</text:span><text:span text:style-name="T57">.runForeach(order =&gt; ...)</text:span><text:span text:style-name="T57"><text:line-break/></text:span><text:span text:style-name="T57"><text:line-break/></text:span><text:span text:style-name="T57"> <text:s text:c="2"/>f.onComplete(tryy =&gt; tryy </text:span><text:span text:style-name="T91">match </text:span><text:span text:style-name="T57">{</text:span><text:span text:style-name="T57"><text:line-break/></text:span><text:span text:style-name="T57"> <text:s text:c="4"/></text:span><text:span text:style-name="T91">case </text:span><text:span text:style-name="T45">Success</text:span><text:span text:style-name="T57">(_) =&gt; <text:s/>// ...</text:span><text:span text:style-name="T57"><text:line-break/></text:span><text:span text:style-name="T57"> <text:s text:c="4"/></text:span><text:span text:style-name="T91">case </text:span><text:span text:style-name="T45">Failure</text:span><text:span text:style-name="T57">(t) =&gt; <text:s/>// ...</text:span><text:span text:style-name="T57"><text:line-break/></text:span><text:span text:style-name="T57"> <text:s text:c="2"/>})</text:span></text:p>
          </draw:text-box>
        </draw:frame>
        <presentation:notes draw:style-name="dp2">
          <draw:page-thumbnail draw:style-name="gr1" draw:layer="layout" svg:width="14.848cm" svg:height="11.136cm" svg:x="3.075cm" svg:y="2.257cm" draw:page-number="51" presentation:class="page"/>
          <draw:frame presentation:style-name="pr3" draw:text-style-name="P9" draw:layer="layout" svg:width="16.799cm" svg:height="13.364cm" svg:x="2.1cm" svg:y="14.107cm" presentation:class="notes" presentation:placeholder="true">
            <draw:text-box/>
          </draw:frame>
        </presentation:notes>
      </draw:page>
      <draw:page draw:name="page52"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15: Reactive Mongo driver + async db access with </text:span><text:span text:style-name="T110">Enumerator returning Akka Streams Source</text:span></text:p>
          </draw:text-box>
        </draw:frame>
        <draw:frame presentation:style-name="pr6" draw:layer="layout" svg:width="25.199cm" svg:height="14.886cm" svg:x="1.4cm" svg:y="4.914cm" presentation:class="outline" presentation:user-transformed="true">
          <draw:text-box>
            <text:p><text:span text:style-name="T52"/></text:p>
            <text:list text:style-name="L2">
              <text:list-item>
                <text:p>We use the Reactive Mongo Scala driver.</text:p>
              </text:list-item>
              <text:list-item>
                <text:p>The driver returns an <text:span text:style-name="T58">Enumerator</text:span>.</text:p>
              </text:list-item>
              <text:list-item>
                <text:p>The DAO function returns an Akka Streams <text:span text:style-name="T58">Source</text:span>.</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52" presentation:class="page"/>
          <draw:frame presentation:style-name="pr3" draw:text-style-name="P9" draw:layer="layout" svg:width="16.799cm" svg:height="13.364cm" svg:x="2.1cm" svg:y="14.107cm" presentation:class="notes" presentation:placeholder="true">
            <draw:text-box/>
          </draw:frame>
        </presentation:notes>
      </draw:page>
      <draw:page draw:name="page5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Scala <text:s/>Characteristics</text:span></text:p>
          </draw:text-box>
        </draw:frame>
        <draw:frame presentation:style-name="pr6" draw:layer="layout" svg:width="25.199cm" svg:height="14.886cm" svg:x="1.4cm" svg:y="5.414cm" presentation:class="outline" presentation:user-transformed="true">
          <draw:text-box>
            <text:list text:style-name="L2">
              <text:list-item>
                <text:p>Powerful set of stream operators</text:p>
              </text:list-item>
              <text:list-item>
                <text:p>Simple API</text:p>
              </text:list-item>
              <text:list-item>
                <text:p>Simple thread pool configuration with <text:span text:style-name="T58">subscribeOn()</text:span> and <text:span text:style-name="T58">observeOn()</text:span></text:p>
              </text:list-item>
              <text:list-item>
                <text:p>Rx ports available for many languages:<text:line-break/>RxJava, RxJS, Rx.NET, RxScala, RxClojure, RxSwift, RxCpp, Rx.rb, RxPy, RxGroovy, RxJRuby, RxKotlin, RxPHP</text:p>
              </text:list-item>
              <text:list-item>
                <text:p>Rx ports available for specific platforms or frameworks:<text:line-break/>RxNetty, RxAndroid, RxCocoa</text:p>
              </text:list-item>
            </text:list>
          </draw:text-box>
        </draw:frame>
        <presentation:notes draw:style-name="dp2">
          <draw:page-thumbnail draw:style-name="gr1" draw:layer="layout" svg:width="14.848cm" svg:height="11.136cm" svg:x="3.075cm" svg:y="2.257cm" draw:page-number="53" presentation:class="page"/>
          <draw:frame presentation:style-name="pr3" draw:text-style-name="P9" draw:layer="layout" svg:width="16.799cm" svg:height="13.364cm" svg:x="2.1cm" svg:y="14.107cm" presentation:class="notes" presentation:placeholder="true">
            <draw:text-box/>
          </draw:frame>
        </presentation:notes>
      </draw:page>
      <draw:page draw:name="page5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Akka Streams Characteristics</text:span></text:p>
          </draw:text-box>
        </draw:frame>
        <draw:frame presentation:style-name="pr6" draw:layer="layout" svg:width="25.199cm" svg:height="12.486cm" svg:x="1.4cm" svg:y="5.814cm" presentation:class="outline" presentation:user-transformed="true">
          <draw:text-box>
            <text:list text:style-name="L2">
              <text:list-item>
                <text:p>Powerful set of stream operators</text:p>
              </text:list-item>
              <text:list-item>
                <text:p>Very flexible operators to split or join streams</text:p>
              </text:list-item>
              <text:list-item>
                <text:p>API a bit more complex than RxScala API</text:p>
              </text:list-item>
              <text:list-item>
                <text:p>Powerful actor system working under the hood</text:p>
              </text:list-item>
              <text:list-item>
                <text:p>Available for Scala and Java 8</text:p>
              </text:list-item>
            </text:list>
          </draw:text-box>
        </draw:frame>
        <presentation:notes draw:style-name="dp2">
          <draw:page-thumbnail draw:style-name="gr1" draw:layer="layout" svg:width="14.848cm" svg:height="11.136cm" svg:x="3.075cm" svg:y="2.257cm" draw:page-number="54" presentation:class="page"/>
          <draw:frame presentation:style-name="pr3" draw:text-style-name="P9"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28" draw:layer="layout" svg:width="25.199cm" svg:height="13.279cm" svg:x="1.601cm" svg:y="5.721cm" presentation:class="outline" presentation:user-transformed="true">
          <draw:text-box>
            <text:list text:style-name="L2">
              <text:list-item>
                <text:p><text:span text:style-name="T111">Source Code and Slides on Github:</text:span><text:span text:style-name="T111"><text:line-break/></text:span><text:span text:style-name="T111"><text:a xlink:href="https://github.com/hermannhueck/reactive-mongo-access" xlink:type="simple">https://github.com/hermannhueck/reactive-mongo-access</text:a></text:span></text:p>
              </text:list-item>
              <text:list-item>
                <text:p><text:span text:style-name="T111">Slides on SlideShare:</text:span><text:span text:style-name="T111"><text:line-break/></text:span><text:span text:style-name="T111"><text:a xlink:href="http://de.slideshare.net/hermannhueck/reactive-access-to-mongodb-from-scala" xlink:type="simple">http://de.slideshare.net/hermannhueck/reactive-access-to-mongodb-from-scala</text:a></text:span></text:p>
              </text:list-item>
              <text:list-item>
                <text:p><text:span text:style-name="T111">Authors XING Profile:</text:span><text:span text:style-name="T111"><text:line-break/></text:span><text:span text:style-name="T111"><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55" presentation:class="page"/>
          <draw:frame presentation:style-name="pr10" draw:text-style-name="P2" draw:layer="layout" svg:width="16.799cm" svg:height="13.364cm" svg:x="2.1cm" svg:y="14.107cm" presentation:class="notes" presentation:placeholder="true">
            <draw:text-box/>
          </draw:frame>
        </presentation:notes>
      </draw:page>
      <draw:page draw:name="page56"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111">Overview of Java drivers for MongoDB:</text:span><text:span text:style-name="T111"><text:line-break/></text:span><text:span text:style-name="T111"><text:a xlink:href="https://docs.mongodb.com/ecosystem/drivers/java/" xlink:type="simple">https://docs.mongodb.com/ecosystem/drivers/java/</text:a></text:span></text:p>
              </text:list-item>
              <text:list-item>
                <text:p><text:span text:style-name="T111">Sync driver:</text:span><text:span text:style-name="T111"><text:line-break/></text:span><text:span text:style-name="T111"><text:a xlink:href="https://mongodb.github.io/mongo-java-driver/3.3/" xlink:type="simple">https://mongodb.github.io/mongo-java-driver/3.3/</text:a></text:span></text:p>
              </text:list-item>
              <text:list-item>
                <text:p><text:span text:style-name="T111">Async driver:</text:span><text:span text:style-name="T111"><text:line-break/></text:span><text:span text:style-name="T111"><text:a xlink:href="https://mongodb.github.io/mongo-java-driver/3.3/driver-async/" xlink:type="simple">https://mongodb.github.io/mongo-java-driver/3.3/driver-async/</text:a></text:span></text:p>
              </text:list-item>
              <text:list-item>
                <text:p><text:span text:style-name="T111">How the RxJava driver and the Reactive Streams driver wrap the async driver:</text:span><text:span text:style-name="T111"><text:line-break/></text:span><text:span text:style-name="T111"><text:a xlink:href="https://mongodb.github.io/mongo-java-driver/3.3/driver-async/reference/observables/" xlink:type="simple">https://mongodb.github.io/mongo-java-driver/3.3/driver-async/reference/observables/</text:a></text:span></text:p>
              </text:list-item>
              <text:list-item>
                <text:p><text:span text:style-name="T111">RxJava driver:</text:span><text:span text:style-name="T111"><text:line-break/></text:span><text:span text:style-name="T111"><text:a xlink:href="https://mongodb.github.io/mongo-java-driver-rx/1.2/" xlink:type="simple">https://mongodb.github.io/mongo-java-driver-rx/1.2/</text:a></text:span></text:p>
              </text:list-item>
              <text:list-item>
                <text:p><text:span text:style-name="T111">Reactive Streams driver:</text:span><text:span text:style-name="T111"><text:line-break/></text:span><text:span text:style-name="T111"><text:a xlink:href="https://mongodb.github.io/mongo-java-driver-reactivestreams/1.2/" xlink:type="simple">https://mongodb.github.io/mongo-java-driver-reactivestreams/1.2/</text:a></text:span></text:p>
              </text:list-item>
              <text:list-item>
                <text:p><text:span text:style-name="T111">Morphia Driver:</text:span><text:span text:style-name="T111"><text:line-break/></text:span><text:span text:style-name="T111"><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56" presentation:class="page"/>
          <draw:frame presentation:style-name="pr10" draw:text-style-name="P2" draw:layer="layout" svg:width="16.799cm" svg:height="13.364cm" svg:x="2.1cm" svg:y="14.107cm" presentation:class="notes" presentation:placeholder="true">
            <draw:text-box/>
          </draw:frame>
        </presentation:notes>
      </draw:page>
      <draw:page draw:name="page57"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Scala Drivers for MongoDB</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111">Overview of Scala drivers for MongoDB:</text:span><text:span text:style-name="T111"><text:line-break/></text:span><text:span text:style-name="T111"><text:a xlink:href="https://docs.mongodb.com/ecosystem/drivers/scala/" xlink:type="simple">https://docs.mongodb.com/ecosystem/drivers/scala/</text:a></text:span></text:p>
              </text:list-item>
              <text:list-item>
                <text:p><text:span text:style-name="T111">Sync Casbah driver (a Scala wrapper for the sync Java driver):</text:span><text:span text:style-name="T111"><text:line-break/></text:span><text:span text:style-name="T111"><text:a xlink:href="https://mongodb.github.io/casbah/" xlink:type="simple">https://mongodb.github.io/casbah/</text:a></text:span></text:p>
              </text:list-item>
              <text:list-item>
                <text:p><text:span text:style-name="T111">Async Scala driver:</text:span><text:span text:style-name="T111"><text:line-break/></text:span><text:span text:style-name="T111"><text:a xlink:href="https://mongodb.github.io/mongo-scala-driver/1.1/" xlink:type="simple">https://mongodb.github.io/mongo-scala-driver/1.1/</text:a></text:span></text:p>
              </text:list-item>
              <text:list-item>
                <text:p><text:span text:style-name="T111">Reactive Mongo Scala driver:</text:span><text:span text:style-name="T111"><text:line-break/></text:span><text:span text:style-name="T111"><text:a xlink:href="http://reactivemongo.org/" xlink:type="simple">http://reactivemongo.org/</text:a></text:span><text:span text:style-name="T111"><text:line-break/></text:span><text:span text:style-name="T111"><text:a xlink:href="https://github.com/ReactiveMongo/ReactiveMongo" xlink:type="simple">https://github.com/ReactiveMongo/ReactiveMongo</text:a></text:span><text:span text:style-name="T111"><text:line-break/></text:span><text:span text:style-name="T111"/></text:p>
                <text:p/>
              </text:list-item>
            </text:list>
          </draw:text-box>
        </draw:frame>
        <presentation:notes draw:style-name="dp2">
          <draw:page-thumbnail draw:style-name="gr1" draw:layer="layout" svg:width="14.848cm" svg:height="11.136cm" svg:x="3.075cm" svg:y="2.257cm" draw:page-number="57" presentation:class="page"/>
          <draw:frame presentation:style-name="pr10" draw:text-style-name="P2" draw:layer="layout" svg:width="16.799cm" svg:height="13.364cm" svg:x="2.1cm" svg:y="14.107cm" presentation:class="notes" presentation:placeholder="true">
            <draw:text-box/>
          </draw:frame>
        </presentation:notes>
      </draw:page>
      <draw:page draw:name="page58"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 / RxScala</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111">ReactiveX:</text:span><text:span text:style-name="T111"><text:line-break/></text:span><text:span text:style-name="T111"><text:a xlink:href="http://reactivex.io/intro.html" xlink:type="simple">http://reactivex.io/intro.html</text:a></text:span></text:p>
              </text:list-item>
              <text:list-item>
                <text:p><text:span text:style-name="T111">RxJava Wiki:</text:span><text:span text:style-name="T111"><text:line-break/></text:span><text:span text:style-name="T111"><text:a xlink:href="https://github.com/ReactiveX/RxJava/wiki" xlink:type="simple">https://github.com/ReactiveX/RxJava/wiki</text:a></text:span></text:p>
              </text:list-item>
              <text:list-item>
                <text:p><text:span text:style-name="T111">RxScala:</text:span><text:span text:style-name="T111"><text:line-break/></text:span><text:span text:style-name="T111"><text:a xlink:href="https://github.com/ReactiveX/RxScala" xlink:type="simple">https://github.com/ReactiveX/RxScala</text:a></text:span><text:span text:style-name="T111"><text:line-break/></text:span><text:span text:style-name="T111"><text:a xlink:href="http://reactivex.io/rxscala/scaladoc/index.html" xlink:type="simple">http://reactivex.io/rxscala/scaladoc/index.html</text:a></text:span></text:p>
              </text:list-item>
              <text:list-item>
                <text:p><text:span text:style-name="T111">Nice Intro to RxJava by Dan Lev:</text:span><text:span text:style-name="T111"><text:line-break/></text:span><text:span text:style-name="T111"><text:a xlink:href="http://blog.danlew.net/2014/09/15/grokking-rxjava-part-1/" xlink:type="simple">http://blog.danlew.net/2014/09/15/grokking-rxjava-part-1/</text:a></text:span></text:p>
              </text:list-item>
              <text:list-item>
                <text:p><text:span text:style-name="T111">RxJava- Understanding observeOn() and subscribeOn() by Thomas Nield:</text:span><text:span text:style-name="T111"><text:line-break/></text:span><text:span text:style-name="T111"><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8" presentation:class="page"/>
          <draw:frame presentation:style-name="pr10" draw:text-style-name="P2" draw:layer="layout" svg:width="16.799cm" svg:height="13.364cm" svg:x="2.1cm" svg:y="14.107cm" presentation:class="notes" presentation:placeholder="true">
            <draw:text-box/>
          </draw:frame>
        </presentation:notes>
      </draw:page>
      <draw:page draw:name="page59"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28" draw:layer="layout" svg:width="25.199cm" svg:height="13.6cm" svg:x="1.4cm" svg:y="5.2cm" presentation:class="outline" presentation:user-transformed="true">
          <draw:text-box>
            <text:list text:style-name="L2">
              <text:list-item>
                <text:p text:style-name="P13"><text:span text:style-name="T111">Reactive Streams:</text:span><text:span text:style-name="T111"><text:line-break/></text:span><text:span text:style-name="T111"><text:a xlink:href="http://www.reactive-streams.org/" xlink:type="simple">http://www.reactive-streams.org/</text:a></text:span></text:p>
              </text:list-item>
              <text:list-item>
                <text:p><text:span text:style-name="T111">Current implementations of Reactive Streams:</text:span><text:span text:style-name="T111"><text:line-break/></text:span><text:span text:style-name="T111"><text:a xlink:href="http://www.reactive-streams.org/announce-1.0.0" xlink:type="simple">http://www.reactive-streams.org/announce-1.0.0</text:a></text:span></text:p>
              </text:list-item>
              <text:list-item>
                <text:p><text:span text:style-name="T111">RxJava to Reactive Streams conversion library:</text:span><text:span text:style-name="T111"><text:line-break/></text:span><text:span text:style-name="T111"><text:a xlink:href="https://github.com/ReactiveX/RxJavaReactiveStreams" xlink:type="simple">https://github.com/ReactiveX/RxJavaReactiveStreams</text:a></text:span></text:p>
              </text:list-item>
              <text:list-item>
                <text:p><text:span text:style-name="T111">Akka (2.4.8) Documentation for Scala:</text:span><text:span text:style-name="T111"><text:line-break/></text:span><text:span text:style-name="T111"><text:a xlink:href="http://doc.akka.io/docs/akka/2.4.8/scala.html" xlink:type="simple">http://doc.akka.io/docs/akka/2.4.8/scala.html</text:a></text:span></text:p>
              </text:list-item>
              <text:list-item>
                <text:p><text:span text:style-name="T111">The Reactive Manifesto:</text:span><text:span text:style-name="T111"><text:line-break/></text:span><text:span text:style-name="T111"><text:a xlink:href="http://www.reactivemanifesto.org/" xlink:type="simple">http://www.reactivemanifesto.org/</text:a></text:span></text:p>
              </text:list-item>
            </text:list>
          </draw:text-box>
        </draw:frame>
        <presentation:notes draw:style-name="dp2">
          <draw:page-thumbnail draw:style-name="gr1" draw:layer="layout" svg:width="14.848cm" svg:height="11.136cm" svg:x="3.075cm" svg:y="2.257cm" draw:page-number="59" presentation:class="page"/>
          <draw:frame presentation:style-name="pr10" draw:text-style-name="P9" draw:layer="layout" svg:width="16.799cm" svg:height="13.364cm" svg:x="2.1cm" svg:y="14.107cm" presentation:class="notes" presentation:placeholder="true">
            <draw:text-box/>
          </draw:frame>
        </presentation:notes>
      </draw:page>
      <draw:page draw:name="page60" draw:style-name="dp1" draw:master-page-name="Standard" presentation:presentation-page-layout-name="AL3T32">
        <office:forms form:automatic-focus="false" form:apply-design-mode="false"/>
        <draw:frame presentation:style-name="pr11" draw:text-style-name="P29" draw:layer="layout" svg:width="25.199cm" svg:height="16.255cm" svg:x="1.4cm" svg:y="0.837cm" presentation:class="subtitle">
          <draw:text-box>
            <text:p text:style-name="P13"><text:span text:style-name="T112">Thanks for your attention!</text:span></text:p>
          </draw:text-box>
        </draw:frame>
        <presentation:notes draw:style-name="dp2">
          <draw:page-thumbnail draw:style-name="gr1" draw:layer="layout" svg:width="14.848cm" svg:height="11.136cm" svg:x="3.075cm" svg:y="2.257cm" draw:page-number="60" presentation:class="page"/>
          <draw:frame presentation:style-name="pr3" draw:text-style-name="P9" draw:layer="layout" svg:width="16.799cm" svg:height="13.364cm" svg:x="2.1cm" svg:y="14.107cm" presentation:class="notes" presentation:placeholder="true">
            <draw:text-box/>
          </draw:frame>
        </presentation:notes>
      </draw:page>
      <draw:page draw:name="page61" draw:style-name="dp1" draw:master-page-name="Standard" presentation:presentation-page-layout-name="AL3T32">
        <office:forms form:automatic-focus="false" form:apply-design-mode="false"/>
        <draw:frame presentation:style-name="pr11" draw:text-style-name="P29" draw:layer="layout" svg:width="25.199cm" svg:height="16.255cm" svg:x="1.4cm" svg:y="0.837cm" presentation:class="subtitle">
          <draw:text-box>
            <text:p text:style-name="P13"><text:span text:style-name="T112">Q &amp; A</text:span></text:p>
          </draw:text-box>
        </draw:frame>
        <presentation:notes draw:style-name="dp2">
          <draw:page-thumbnail draw:style-name="gr1" draw:layer="layout" svg:width="14.848cm" svg:height="11.136cm" svg:x="3.075cm" svg:y="2.257cm" draw:page-number="61"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2.0.4$MacOSX_X86_64 LibreOffice_project/066b007f5ebcc236395c7d282ba488bca6720265</meta:generator>
    <dc:date>2016-08-11T12:23:08.856968000</dc:date>
    <dc:creator>Hermann Hueck</dc:creator>
    <meta:editing-duration>P1DT1H53M31S</meta:editing-duration>
    <meta:editing-cycles>180</meta:editing-cycles>
    <meta:document-statistic meta:object-count="278"/>
  </office:meta>
</office:document-meta>
</file>